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2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CONCATENATE(&quot;mdb-export /tmp/QBDados2.mdb &quot;;[.B1]; &quot; &gt; /tmp/waretech/&quot;; [.B1]; &quot;.csv&quot;)" office:value-type="string" office:string-value="mdb-export /tmp/QBDados2.mdb atbl_nd &gt; /tmp/waretech/atbl_nd.csv" calcext:value-type="string">
            <text:p>mdb-export /tmp/QBDados2.mdb atbl_nd &gt; /tmp/waretech/atbl_nd.csv</text:p>
          </table:table-cell>
          <table:table-cell office:value-type="string" calcext:value-type="string">
            <text:p>atbl_nd</text:p>
          </table:table-cell>
        </table:table-row>
        <table:table-row table:style-name="ro1">
          <table:table-cell table:formula="of:=CONCATENATE(&quot;mdb-export /tmp/QBDados2.mdb &quot;;[.B2]; &quot; &gt; /tmp/waretech/&quot;; [.B2]; &quot;.csv&quot;)" office:value-type="string" office:string-value="mdb-export /tmp/QBDados2.mdb atbl_spl &gt; /tmp/waretech/atbl_spl.csv" calcext:value-type="string">
            <text:p>mdb-export /tmp/QBDados2.mdb atbl_spl &gt; /tmp/waretech/atbl_spl.csv</text:p>
          </table:table-cell>
          <table:table-cell office:value-type="string" calcext:value-type="string">
            <text:p>atbl_spl</text:p>
          </table:table-cell>
        </table:table-row>
        <table:table-row table:style-name="ro1">
          <table:table-cell table:formula="of:=CONCATENATE(&quot;mdb-export /tmp/QBDados2.mdb &quot;;[.B3]; &quot; &gt; /tmp/waretech/&quot;; [.B3]; &quot;.csv&quot;)" office:value-type="string" office:string-value="mdb-export /tmp/QBDados2.mdb atblidentifica &gt; /tmp/waretech/atblidentifica.csv" calcext:value-type="string">
            <text:p>mdb-export /tmp/QBDados2.mdb atblidentifica &gt; /tmp/waretech/atblidentifica.csv</text:p>
          </table:table-cell>
          <table:table-cell office:value-type="string" calcext:value-type="string">
            <text:p>atblidentifica</text:p>
          </table:table-cell>
        </table:table-row>
        <table:table-row table:style-name="ro1">
          <table:table-cell table:formula="of:=CONCATENATE(&quot;mdb-export /tmp/QBDados2.mdb &quot;;[.B4]; &quot; &gt; /tmp/waretech/&quot;; [.B4]; &quot;.csv&quot;)" office:value-type="string" office:string-value="mdb-export /tmp/QBDados2.mdb atblprocessa &gt; /tmp/waretech/atblprocessa.csv" calcext:value-type="string">
            <text:p>mdb-export /tmp/QBDados2.mdb atblprocessa &gt; /tmp/waretech/atblprocessa.csv</text:p>
          </table:table-cell>
          <table:table-cell office:value-type="string" calcext:value-type="string">
            <text:p>atblprocessa</text:p>
          </table:table-cell>
        </table:table-row>
        <table:table-row table:style-name="ro1">
          <table:table-cell table:formula="of:=CONCATENATE(&quot;mdb-export /tmp/QBDados2.mdb &quot;;[.B5]; &quot; &gt; /tmp/waretech/&quot;; [.B5]; &quot;.csv&quot;)" office:value-type="string" office:string-value="mdb-export /tmp/QBDados2.mdb atbltipoparticipacao &gt; /tmp/waretech/atbltipoparticipacao.csv" calcext:value-type="string">
            <text:p>mdb-export /tmp/QBDados2.mdb atbltipoparticipacao &gt; /tmp/waretech/atbltipoparticipacao.csv</text:p>
          </table:table-cell>
          <table:table-cell office:value-type="string" calcext:value-type="string">
            <text:p>atbltipoparticipacao</text:p>
          </table:table-cell>
        </table:table-row>
        <table:table-row table:style-name="ro1">
          <table:table-cell table:formula="of:=CONCATENATE(&quot;mdb-export /tmp/QBDados2.mdb &quot;;[.B6]; &quot; &gt; /tmp/waretech/&quot;; [.B6]; &quot;.csv&quot;)" office:value-type="string" office:string-value="mdb-export /tmp/QBDados2.mdb aversao &gt; /tmp/waretech/aversao.csv" calcext:value-type="string">
            <text:p>mdb-export /tmp/QBDados2.mdb aversao &gt; /tmp/waretech/aversao.csv</text:p>
          </table:table-cell>
          <table:table-cell office:value-type="string" calcext:value-type="string">
            <text:p>aversao</text:p>
          </table:table-cell>
        </table:table-row>
        <table:table-row table:style-name="ro1">
          <table:table-cell table:formula="of:=CONCATENATE(&quot;mdb-export /tmp/QBDados2.mdb &quot;;[.B7]; &quot; &gt; /tmp/waretech/&quot;; [.B7]; &quot;.csv&quot;)" office:value-type="string" office:string-value="mdb-export /tmp/QBDados2.mdb tbl_bancos &gt; /tmp/waretech/tbl_bancos.csv" calcext:value-type="string">
            <text:p>mdb-export /tmp/QBDados2.mdb tbl_bancos &gt; /tmp/waretech/tbl_bancos.csv</text:p>
          </table:table-cell>
          <table:table-cell office:value-type="string" calcext:value-type="string">
            <text:p>tbl_bancos</text:p>
          </table:table-cell>
        </table:table-row>
        <table:table-row table:style-name="ro1">
          <table:table-cell table:formula="of:=CONCATENATE(&quot;mdb-export /tmp/QBDados2.mdb &quot;;[.B8]; &quot; &gt; /tmp/waretech/&quot;; [.B8]; &quot;.csv&quot;)" office:value-type="string" office:string-value="mdb-export /tmp/QBDados2.mdb tbl_carteiras &gt; /tmp/waretech/tbl_carteiras.csv" calcext:value-type="string">
            <text:p>mdb-export /tmp/QBDados2.mdb tbl_carteiras &gt; /tmp/waretech/tbl_carteiras.csv</text:p>
          </table:table-cell>
          <table:table-cell office:value-type="string" calcext:value-type="string">
            <text:p>tbl_carteiras</text:p>
          </table:table-cell>
        </table:table-row>
        <table:table-row table:style-name="ro1">
          <table:table-cell table:formula="of:=CONCATENATE(&quot;mdb-export /tmp/QBDados2.mdb &quot;;[.B9]; &quot; &gt; /tmp/waretech/&quot;; [.B9]; &quot;.csv&quot;)" office:value-type="string" office:string-value="mdb-export /tmp/QBDados2.mdb tbl_Devolve &gt; /tmp/waretech/tbl_Devolve.csv" calcext:value-type="string">
            <text:p>mdb-export /tmp/QBDados2.mdb tbl_Devolve &gt; /tmp/waretech/tbl_Devolve.csv</text:p>
          </table:table-cell>
          <table:table-cell office:value-type="string" calcext:value-type="string">
            <text:p>tbl_Devolve</text:p>
          </table:table-cell>
        </table:table-row>
        <table:table-row table:style-name="ro1">
          <table:table-cell table:formula="of:=CONCATENATE(&quot;mdb-export /tmp/QBDados2.mdb &quot;;[.B10]; &quot; &gt; /tmp/waretech/&quot;; [.B10]; &quot;.csv&quot;)" office:value-type="string" office:string-value="mdb-export /tmp/QBDados2.mdb tbl_msg &gt; /tmp/waretech/tbl_msg.csv" calcext:value-type="string">
            <text:p>mdb-export /tmp/QBDados2.mdb tbl_msg &gt; /tmp/waretech/tbl_msg.csv</text:p>
          </table:table-cell>
          <table:table-cell office:value-type="string" calcext:value-type="string">
            <text:p>tbl_msg</text:p>
          </table:table-cell>
        </table:table-row>
        <table:table-row table:style-name="ro1">
          <table:table-cell table:formula="of:=CONCATENATE(&quot;mdb-export /tmp/QBDados2.mdb &quot;;[.B11]; &quot; &gt; /tmp/waretech/&quot;; [.B11]; &quot;.csv&quot;)" office:value-type="string" office:string-value="mdb-export /tmp/QBDados2.mdb tblagencia &gt; /tmp/waretech/tblagencia.csv" calcext:value-type="string">
            <text:p>mdb-export /tmp/QBDados2.mdb tblagencia &gt; /tmp/waretech/tblagencia.csv</text:p>
          </table:table-cell>
          <table:table-cell office:value-type="string" calcext:value-type="string">
            <text:p>tblagencia</text:p>
          </table:table-cell>
        </table:table-row>
        <table:table-row table:style-name="ro1">
          <table:table-cell table:formula="of:=CONCATENATE(&quot;mdb-export /tmp/QBDados2.mdb &quot;;[.B12]; &quot; &gt; /tmp/waretech/&quot;; [.B12]; &quot;.csv&quot;)" office:value-type="string" office:string-value="mdb-export /tmp/QBDados2.mdb tblagenciacontatos &gt; /tmp/waretech/tblagenciacontatos.csv" calcext:value-type="string">
            <text:p>mdb-export /tmp/QBDados2.mdb tblagenciacontatos &gt; /tmp/waretech/tblagenciacontatos.csv</text:p>
          </table:table-cell>
          <table:table-cell office:value-type="string" calcext:value-type="string">
            <text:p>tblagenciacontatos</text:p>
          </table:table-cell>
        </table:table-row>
        <table:table-row table:style-name="ro1">
          <table:table-cell table:formula="of:=CONCATENATE(&quot;mdb-export /tmp/QBDados2.mdb &quot;;[.B13]; &quot; &gt; /tmp/waretech/&quot;; [.B13]; &quot;.csv&quot;)" office:value-type="string" office:string-value="mdb-export /tmp/QBDados2.mdb tblagenda &gt; /tmp/waretech/tblagenda.csv" calcext:value-type="string">
            <text:p>mdb-export /tmp/QBDados2.mdb tblagenda &gt; /tmp/waretech/tblagenda.csv</text:p>
          </table:table-cell>
          <table:table-cell office:value-type="string" calcext:value-type="string">
            <text:p>tblagenda</text:p>
          </table:table-cell>
        </table:table-row>
        <table:table-row table:style-name="ro1">
          <table:table-cell table:formula="of:=CONCATENATE(&quot;mdb-export /tmp/QBDados2.mdb &quot;;[.B14]; &quot; &gt; /tmp/waretech/&quot;; [.B14]; &quot;.csv&quot;)" office:value-type="string" office:string-value="mdb-export /tmp/QBDados2.mdb tblagendaassunto &gt; /tmp/waretech/tblagendaassunto.csv" calcext:value-type="string">
            <text:p>mdb-export /tmp/QBDados2.mdb tblagendaassunto &gt; /tmp/waretech/tblagendaassunto.csv</text:p>
          </table:table-cell>
          <table:table-cell office:value-type="string" calcext:value-type="string">
            <text:p>tblagendaassunto</text:p>
          </table:table-cell>
        </table:table-row>
        <table:table-row table:style-name="ro1">
          <table:table-cell table:formula="of:=CONCATENATE(&quot;mdb-export /tmp/QBDados2.mdb &quot;;[.B15]; &quot; &gt; /tmp/waretech/&quot;; [.B15]; &quot;.csv&quot;)" office:value-type="string" office:string-value="mdb-export /tmp/QBDados2.mdb tblagendaclassificacao &gt; /tmp/waretech/tblagendaclassificacao.csv" calcext:value-type="string">
            <text:p>mdb-export /tmp/QBDados2.mdb tblagendaclassificacao &gt; /tmp/waretech/tblagendaclassificacao.csv</text:p>
          </table:table-cell>
          <table:table-cell office:value-type="string" calcext:value-type="string">
            <text:p>tblagendaclassificacao</text:p>
          </table:table-cell>
        </table:table-row>
        <table:table-row table:style-name="ro1">
          <table:table-cell table:formula="of:=CONCATENATE(&quot;mdb-export /tmp/QBDados2.mdb &quot;;[.B16]; &quot; &gt; /tmp/waretech/&quot;; [.B16]; &quot;.csv&quot;)" office:value-type="string" office:string-value="mdb-export /tmp/QBDados2.mdb tblaliquota &gt; /tmp/waretech/tblaliquota.csv" calcext:value-type="string">
            <text:p>mdb-export /tmp/QBDados2.mdb tblaliquota &gt; /tmp/waretech/tblaliquota.csv</text:p>
          </table:table-cell>
          <table:table-cell office:value-type="string" calcext:value-type="string">
            <text:p>tblaliquota</text:p>
          </table:table-cell>
        </table:table-row>
        <table:table-row table:style-name="ro1">
          <table:table-cell table:formula="of:=CONCATENATE(&quot;mdb-export /tmp/QBDados2.mdb &quot;;[.B17]; &quot; &gt; /tmp/waretech/&quot;; [.B17]; &quot;.csv&quot;)" office:value-type="string" office:string-value="mdb-export /tmp/QBDados2.mdb tblautorizacao &gt; /tmp/waretech/tblautorizacao.csv" calcext:value-type="string">
            <text:p>mdb-export /tmp/QBDados2.mdb tblautorizacao &gt; /tmp/waretech/tblautorizacao.csv</text:p>
          </table:table-cell>
          <table:table-cell office:value-type="string" calcext:value-type="string">
            <text:p>tblautorizacao</text:p>
          </table:table-cell>
        </table:table-row>
        <table:table-row table:style-name="ro1">
          <table:table-cell table:formula="of:=CONCATENATE(&quot;mdb-export /tmp/QBDados2.mdb &quot;;[.B18]; &quot; &gt; /tmp/waretech/&quot;; [.B18]; &quot;.csv&quot;)" office:value-type="string" office:string-value="mdb-export /tmp/QBDados2.mdb tblauxiliar1 &gt; /tmp/waretech/tblauxiliar1.csv" calcext:value-type="string">
            <text:p>mdb-export /tmp/QBDados2.mdb tblauxiliar1 &gt; /tmp/waretech/tblauxiliar1.csv</text:p>
          </table:table-cell>
          <table:table-cell office:value-type="string" calcext:value-type="string">
            <text:p>tblauxiliar1</text:p>
          </table:table-cell>
        </table:table-row>
        <table:table-row table:style-name="ro1">
          <table:table-cell table:formula="of:=CONCATENATE(&quot;mdb-export /tmp/QBDados2.mdb &quot;;[.B19]; &quot; &gt; /tmp/waretech/&quot;; [.B19]; &quot;.csv&quot;)" office:value-type="string" office:string-value="mdb-export /tmp/QBDados2.mdb tblbancos &gt; /tmp/waretech/tblbancos.csv" calcext:value-type="string">
            <text:p>mdb-export /tmp/QBDados2.mdb tblbancos &gt; /tmp/waretech/tblbancos.csv</text:p>
          </table:table-cell>
          <table:table-cell office:value-type="string" calcext:value-type="string">
            <text:p>tblbancos</text:p>
          </table:table-cell>
        </table:table-row>
        <table:table-row table:style-name="ro1">
          <table:table-cell table:formula="of:=CONCATENATE(&quot;mdb-export /tmp/QBDados2.mdb &quot;;[.B20]; &quot; &gt; /tmp/waretech/&quot;; [.B20]; &quot;.csv&quot;)" office:value-type="string" office:string-value="mdb-export /tmp/QBDados2.mdb tblcidade &gt; /tmp/waretech/tblcidade.csv" calcext:value-type="string">
            <text:p>mdb-export /tmp/QBDados2.mdb tblcidade &gt; /tmp/waretech/tblcidade.csv</text:p>
          </table:table-cell>
          <table:table-cell office:value-type="string" calcext:value-type="string">
            <text:p>tblcidade</text:p>
          </table:table-cell>
        </table:table-row>
        <table:table-row table:style-name="ro1">
          <table:table-cell table:formula="of:=CONCATENATE(&quot;mdb-export /tmp/QBDados2.mdb &quot;;[.B21]; &quot; &gt; /tmp/waretech/&quot;; [.B21]; &quot;.csv&quot;)" office:value-type="string" office:string-value="mdb-export /tmp/QBDados2.mdb tblclassfiscal_substituicao &gt; /tmp/waretech/tblclassfiscal_substituicao.csv" calcext:value-type="string">
            <text:p>mdb-export /tmp/QBDados2.mdb tblclassfiscal_substituicao &gt; /tmp/waretech/tblclassfiscal_substituicao.csv</text:p>
          </table:table-cell>
          <table:table-cell office:value-type="string" calcext:value-type="string">
            <text:p>tblclassfiscal_substituicao</text:p>
          </table:table-cell>
        </table:table-row>
        <table:table-row table:style-name="ro1">
          <table:table-cell table:formula="of:=CONCATENATE(&quot;mdb-export /tmp/QBDados2.mdb &quot;;[.B22]; &quot; &gt; /tmp/waretech/&quot;; [.B22]; &quot;.csv&quot;)" office:value-type="string" office:string-value="mdb-export /tmp/QBDados2.mdb tblcliente &gt; /tmp/waretech/tblcliente.csv" calcext:value-type="string">
            <text:p>mdb-export /tmp/QBDados2.mdb tblcliente &gt; /tmp/waretech/tblcliente.csv</text:p>
          </table:table-cell>
          <table:table-cell office:value-type="string" calcext:value-type="string">
            <text:p>tblcliente</text:p>
          </table:table-cell>
        </table:table-row>
        <table:table-row table:style-name="ro1">
          <table:table-cell table:formula="of:=CONCATENATE(&quot;mdb-export /tmp/QBDados2.mdb &quot;;[.B23]; &quot; &gt; /tmp/waretech/&quot;; [.B23]; &quot;.csv&quot;)" office:value-type="string" office:string-value="mdb-export /tmp/QBDados2.mdb tblclientecontatos &gt; /tmp/waretech/tblclientecontatos.csv" calcext:value-type="string">
            <text:p>mdb-export /tmp/QBDados2.mdb tblclientecontatos &gt; /tmp/waretech/tblclientecontatos.csv</text:p>
          </table:table-cell>
          <table:table-cell office:value-type="string" calcext:value-type="string">
            <text:p>tblclientecontatos</text:p>
          </table:table-cell>
        </table:table-row>
        <table:table-row table:style-name="ro1">
          <table:table-cell table:formula="of:=CONCATENATE(&quot;mdb-export /tmp/QBDados2.mdb &quot;;[.B24]; &quot; &gt; /tmp/waretech/&quot;; [.B24]; &quot;.csv&quot;)" office:value-type="string" office:string-value="mdb-export /tmp/QBDados2.mdb tblcodtributorigem &gt; /tmp/waretech/tblcodtributorigem.csv" calcext:value-type="string">
            <text:p>mdb-export /tmp/QBDados2.mdb tblcodtributorigem &gt; /tmp/waretech/tblcodtributorigem.csv</text:p>
          </table:table-cell>
          <table:table-cell office:value-type="string" calcext:value-type="string">
            <text:p>tblcodtributorigem</text:p>
          </table:table-cell>
        </table:table-row>
        <table:table-row table:style-name="ro1">
          <table:table-cell table:formula="of:=CONCATENATE(&quot;mdb-export /tmp/QBDados2.mdb &quot;;[.B25]; &quot; &gt; /tmp/waretech/&quot;; [.B25]; &quot;.csv&quot;)" office:value-type="string" office:string-value="mdb-export /tmp/QBDados2.mdb tblcompranota &gt; /tmp/waretech/tblcompranota.csv" calcext:value-type="string">
            <text:p>mdb-export /tmp/QBDados2.mdb tblcompranota &gt; /tmp/waretech/tblcompranota.csv</text:p>
          </table:table-cell>
          <table:table-cell office:value-type="string" calcext:value-type="string">
            <text:p>tblcompranota</text:p>
          </table:table-cell>
        </table:table-row>
        <table:table-row table:style-name="ro1">
          <table:table-cell table:formula="of:=CONCATENATE(&quot;mdb-export /tmp/QBDados2.mdb &quot;;[.B26]; &quot; &gt; /tmp/waretech/&quot;; [.B26]; &quot;.csv&quot;)" office:value-type="string" office:string-value="mdb-export /tmp/QBDados2.mdb tblcompranotacons &gt; /tmp/waretech/tblcompranotacons.csv" calcext:value-type="string">
            <text:p>mdb-export /tmp/QBDados2.mdb tblcompranotacons &gt; /tmp/waretech/tblcompranotacons.csv</text:p>
          </table:table-cell>
          <table:table-cell office:value-type="string" calcext:value-type="string">
            <text:p>tblcompranotacons</text:p>
          </table:table-cell>
        </table:table-row>
        <table:table-row table:style-name="ro1">
          <table:table-cell table:formula="of:=CONCATENATE(&quot;mdb-export /tmp/QBDados2.mdb &quot;;[.B27]; &quot; &gt; /tmp/waretech/&quot;; [.B27]; &quot;.csv&quot;)" office:value-type="string" office:string-value="mdb-export /tmp/QBDados2.mdb tblcompranotaparciais &gt; /tmp/waretech/tblcompranotaparciais.csv" calcext:value-type="string">
            <text:p>mdb-export /tmp/QBDados2.mdb tblcompranotaparciais &gt; /tmp/waretech/tblcompranotaparciais.csv</text:p>
          </table:table-cell>
          <table:table-cell office:value-type="string" calcext:value-type="string">
            <text:p>tblcompranotaparciais</text:p>
          </table:table-cell>
        </table:table-row>
        <table:table-row table:style-name="ro1">
          <table:table-cell table:formula="of:=CONCATENATE(&quot;mdb-export /tmp/QBDados2.mdb &quot;;[.B28]; &quot; &gt; /tmp/waretech/&quot;; [.B28]; &quot;.csv&quot;)" office:value-type="string" office:string-value="mdb-export /tmp/QBDados2.mdb tblcompranotaprod &gt; /tmp/waretech/tblcompranotaprod.csv" calcext:value-type="string">
            <text:p>mdb-export /tmp/QBDados2.mdb tblcompranotaprod &gt; /tmp/waretech/tblcompranotaprod.csv</text:p>
          </table:table-cell>
          <table:table-cell office:value-type="string" calcext:value-type="string">
            <text:p>tblcompranotaprod</text:p>
          </table:table-cell>
        </table:table-row>
        <table:table-row table:style-name="ro1">
          <table:table-cell table:formula="of:=CONCATENATE(&quot;mdb-export /tmp/QBDados2.mdb &quot;;[.B29]; &quot; &gt; /tmp/waretech/&quot;; [.B29]; &quot;.csv&quot;)" office:value-type="string" office:string-value="mdb-export /tmp/QBDados2.mdb tblcompranotaserv &gt; /tmp/waretech/tblcompranotaserv.csv" calcext:value-type="string">
            <text:p>mdb-export /tmp/QBDados2.mdb tblcompranotaserv &gt; /tmp/waretech/tblcompranotaserv.csv</text:p>
          </table:table-cell>
          <table:table-cell office:value-type="string" calcext:value-type="string">
            <text:p>tblcompranotaserv</text:p>
          </table:table-cell>
        </table:table-row>
        <table:table-row table:style-name="ro1">
          <table:table-cell table:formula="of:=CONCATENATE(&quot;mdb-export /tmp/QBDados2.mdb &quot;;[.B30]; &quot; &gt; /tmp/waretech/&quot;; [.B30]; &quot;.csv&quot;)" office:value-type="string" office:string-value="mdb-export /tmp/QBDados2.mdb tblcompras &gt; /tmp/waretech/tblcompras.csv" calcext:value-type="string">
            <text:p>mdb-export /tmp/QBDados2.mdb tblcompras &gt; /tmp/waretech/tblcompras.csv</text:p>
          </table:table-cell>
          <table:table-cell office:value-type="string" calcext:value-type="string">
            <text:p>tblcompras</text:p>
          </table:table-cell>
        </table:table-row>
        <table:table-row table:style-name="ro1">
          <table:table-cell table:formula="of:=CONCATENATE(&quot;mdb-export /tmp/QBDados2.mdb &quot;;[.B31]; &quot; &gt; /tmp/waretech/&quot;; [.B31]; &quot;.csv&quot;)" office:value-type="string" office:string-value="mdb-export /tmp/QBDados2.mdb tblcomprasconsig &gt; /tmp/waretech/tblcomprasconsig.csv" calcext:value-type="string">
            <text:p>mdb-export /tmp/QBDados2.mdb tblcomprasconsig &gt; /tmp/waretech/tblcomprasconsig.csv</text:p>
          </table:table-cell>
          <table:table-cell office:value-type="string" calcext:value-type="string">
            <text:p>tblcomprasconsig</text:p>
          </table:table-cell>
        </table:table-row>
        <table:table-row table:style-name="ro1">
          <table:table-cell table:formula="of:=CONCATENATE(&quot;mdb-export /tmp/QBDados2.mdb &quot;;[.B32]; &quot; &gt; /tmp/waretech/&quot;; [.B32]; &quot;.csv&quot;)" office:value-type="string" office:string-value="mdb-export /tmp/QBDados2.mdb tblcomprasdevolucoes &gt; /tmp/waretech/tblcomprasdevolucoes.csv" calcext:value-type="string">
            <text:p>mdb-export /tmp/QBDados2.mdb tblcomprasdevolucoes &gt; /tmp/waretech/tblcomprasdevolucoes.csv</text:p>
          </table:table-cell>
          <table:table-cell office:value-type="string" calcext:value-type="string">
            <text:p>tblcomprasdevolucoes</text:p>
          </table:table-cell>
        </table:table-row>
        <table:table-row table:style-name="ro1">
          <table:table-cell table:formula="of:=CONCATENATE(&quot;mdb-export /tmp/QBDados2.mdb &quot;;[.B33]; &quot; &gt; /tmp/waretech/&quot;; [.B33]; &quot;.csv&quot;)" office:value-type="string" office:string-value="mdb-export /tmp/QBDados2.mdb tblcomprasprodutos &gt; /tmp/waretech/tblcomprasprodutos.csv" calcext:value-type="string">
            <text:p>mdb-export /tmp/QBDados2.mdb tblcomprasprodutos &gt; /tmp/waretech/tblcomprasprodutos.csv</text:p>
          </table:table-cell>
          <table:table-cell office:value-type="string" calcext:value-type="string">
            <text:p>tblcomprasprodutos</text:p>
          </table:table-cell>
        </table:table-row>
        <table:table-row table:style-name="ro1">
          <table:table-cell table:formula="of:=CONCATENATE(&quot;mdb-export /tmp/QBDados2.mdb &quot;;[.B34]; &quot; &gt; /tmp/waretech/&quot;; [.B34]; &quot;.csv&quot;)" office:value-type="string" office:string-value="mdb-export /tmp/QBDados2.mdb tblcomprasprodutos_di_ad &gt; /tmp/waretech/tblcomprasprodutos_di_ad.csv" calcext:value-type="string">
            <text:p>mdb-export /tmp/QBDados2.mdb tblcomprasprodutos_di_ad &gt; /tmp/waretech/tblcomprasprodutos_di_ad.csv</text:p>
          </table:table-cell>
          <table:table-cell office:value-type="string" calcext:value-type="string">
            <text:p>tblcomprasprodutos_di_ad</text:p>
          </table:table-cell>
        </table:table-row>
        <table:table-row table:style-name="ro1">
          <table:table-cell table:formula="of:=CONCATENATE(&quot;mdb-export /tmp/QBDados2.mdb &quot;;[.B35]; &quot; &gt; /tmp/waretech/&quot;; [.B35]; &quot;.csv&quot;)" office:value-type="string" office:string-value="mdb-export /tmp/QBDados2.mdb tblcondpagto &gt; /tmp/waretech/tblcondpagto.csv" calcext:value-type="string">
            <text:p>mdb-export /tmp/QBDados2.mdb tblcondpagto &gt; /tmp/waretech/tblcondpagto.csv</text:p>
          </table:table-cell>
          <table:table-cell office:value-type="string" calcext:value-type="string">
            <text:p>tblcondpagto</text:p>
          </table:table-cell>
        </table:table-row>
        <table:table-row table:style-name="ro1">
          <table:table-cell table:formula="of:=CONCATENATE(&quot;mdb-export /tmp/QBDados2.mdb &quot;;[.B36]; &quot; &gt; /tmp/waretech/&quot;; [.B36]; &quot;.csv&quot;)" office:value-type="string" office:string-value="mdb-export /tmp/QBDados2.mdb tblcondpagtodias &gt; /tmp/waretech/tblcondpagtodias.csv" calcext:value-type="string">
            <text:p>mdb-export /tmp/QBDados2.mdb tblcondpagtodias &gt; /tmp/waretech/tblcondpagtodias.csv</text:p>
          </table:table-cell>
          <table:table-cell office:value-type="string" calcext:value-type="string">
            <text:p>tblcondpagtodias</text:p>
          </table:table-cell>
        </table:table-row>
        <table:table-row table:style-name="ro1">
          <table:table-cell table:formula="of:=CONCATENATE(&quot;mdb-export /tmp/QBDados2.mdb &quot;;[.B37]; &quot; &gt; /tmp/waretech/&quot;; [.B37]; &quot;.csv&quot;)" office:value-type="string" office:string-value="mdb-export /tmp/QBDados2.mdb tblcontrole &gt; /tmp/waretech/tblcontrole.csv" calcext:value-type="string">
            <text:p>mdb-export /tmp/QBDados2.mdb tblcontrole &gt; /tmp/waretech/tblcontrole.csv</text:p>
          </table:table-cell>
          <table:table-cell office:value-type="string" calcext:value-type="string">
            <text:p>tblcontrole</text:p>
          </table:table-cell>
        </table:table-row>
        <table:table-row table:style-name="ro1">
          <table:table-cell table:formula="of:=CONCATENATE(&quot;mdb-export /tmp/QBDados2.mdb &quot;;[.B38]; &quot; &gt; /tmp/waretech/&quot;; [.B38]; &quot;.csv&quot;)" office:value-type="string" office:string-value="mdb-export /tmp/QBDados2.mdb tbldevolucaoprodutos &gt; /tmp/waretech/tbldevolucaoprodutos.csv" calcext:value-type="string">
            <text:p>mdb-export /tmp/QBDados2.mdb tbldevolucaoprodutos &gt; /tmp/waretech/tbldevolucaoprodutos.csv</text:p>
          </table:table-cell>
          <table:table-cell office:value-type="string" calcext:value-type="string">
            <text:p>tbldevolucaoprodutos</text:p>
          </table:table-cell>
        </table:table-row>
        <table:table-row table:style-name="ro1">
          <table:table-cell table:formula="of:=CONCATENATE(&quot;mdb-export /tmp/QBDados2.mdb &quot;;[.B39]; &quot; &gt; /tmp/waretech/&quot;; [.B39]; &quot;.csv&quot;)" office:value-type="string" office:string-value="mdb-export /tmp/QBDados2.mdb tbldizeresfiscais &gt; /tmp/waretech/tbldizeresfiscais.csv" calcext:value-type="string">
            <text:p>mdb-export /tmp/QBDados2.mdb tbldizeresfiscais &gt; /tmp/waretech/tbldizeresfiscais.csv</text:p>
          </table:table-cell>
          <table:table-cell office:value-type="string" calcext:value-type="string">
            <text:p>tbldizeresfiscais</text:p>
          </table:table-cell>
        </table:table-row>
        <table:table-row table:style-name="ro1">
          <table:table-cell table:formula="of:=CONCATENATE(&quot;mdb-export /tmp/QBDados2.mdb &quot;;[.B40]; &quot; &gt; /tmp/waretech/&quot;; [.B40]; &quot;.csv&quot;)" office:value-type="string" office:string-value="mdb-export /tmp/QBDados2.mdb tblempresa &gt; /tmp/waretech/tblempresa.csv" calcext:value-type="string">
            <text:p>mdb-export /tmp/QBDados2.mdb tblempresa &gt; /tmp/waretech/tblempresa.csv</text:p>
          </table:table-cell>
          <table:table-cell office:value-type="string" calcext:value-type="string">
            <text:p>tblempresa</text:p>
          </table:table-cell>
        </table:table-row>
        <table:table-row table:style-name="ro1">
          <table:table-cell table:formula="of:=CONCATENATE(&quot;mdb-export /tmp/QBDados2.mdb &quot;;[.B41]; &quot; &gt; /tmp/waretech/&quot;; [.B41]; &quot;.csv&quot;)" office:value-type="string" office:string-value="mdb-export /tmp/QBDados2.mdb tblfornecedor &gt; /tmp/waretech/tblfornecedor.csv" calcext:value-type="string">
            <text:p>mdb-export /tmp/QBDados2.mdb tblfornecedor &gt; /tmp/waretech/tblfornecedor.csv</text:p>
          </table:table-cell>
          <table:table-cell office:value-type="string" calcext:value-type="string">
            <text:p>tblfornecedor</text:p>
          </table:table-cell>
        </table:table-row>
        <table:table-row table:style-name="ro1">
          <table:table-cell table:formula="of:=CONCATENATE(&quot;mdb-export /tmp/QBDados2.mdb &quot;;[.B42]; &quot; &gt; /tmp/waretech/&quot;; [.B42]; &quot;.csv&quot;)" office:value-type="string" office:string-value="mdb-export /tmp/QBDados2.mdb tblfornecedoranking &gt; /tmp/waretech/tblfornecedoranking.csv" calcext:value-type="string">
            <text:p>mdb-export /tmp/QBDados2.mdb tblfornecedoranking &gt; /tmp/waretech/tblfornecedoranking.csv</text:p>
          </table:table-cell>
          <table:table-cell office:value-type="string" calcext:value-type="string">
            <text:p>tblfornecedoranking</text:p>
          </table:table-cell>
        </table:table-row>
        <table:table-row table:style-name="ro1">
          <table:table-cell table:formula="of:=CONCATENATE(&quot;mdb-export /tmp/QBDados2.mdb &quot;;[.B43]; &quot; &gt; /tmp/waretech/&quot;; [.B43]; &quot;.csv&quot;)" office:value-type="string" office:string-value="mdb-export /tmp/QBDados2.mdb tblfornecedorcontatos &gt; /tmp/waretech/tblfornecedorcontatos.csv" calcext:value-type="string">
            <text:p>mdb-export /tmp/QBDados2.mdb tblfornecedorcontatos &gt; /tmp/waretech/tblfornecedorcontatos.csv</text:p>
          </table:table-cell>
          <table:table-cell office:value-type="string" calcext:value-type="string">
            <text:p>tblfornecedorcontatos</text:p>
          </table:table-cell>
        </table:table-row>
        <table:table-row table:style-name="ro1">
          <table:table-cell table:formula="of:=CONCATENATE(&quot;mdb-export /tmp/QBDados2.mdb &quot;;[.B44]; &quot; &gt; /tmp/waretech/&quot;; [.B44]; &quot;.csv&quot;)" office:value-type="string" office:string-value="mdb-export /tmp/QBDados2.mdb tblfuncionario &gt; /tmp/waretech/tblfuncionario.csv" calcext:value-type="string">
            <text:p>mdb-export /tmp/QBDados2.mdb tblfuncionario &gt; /tmp/waretech/tblfuncionario.csv</text:p>
          </table:table-cell>
          <table:table-cell office:value-type="string" calcext:value-type="string">
            <text:p>tblfuncionario</text:p>
          </table:table-cell>
        </table:table-row>
        <table:table-row table:style-name="ro1">
          <table:table-cell table:formula="of:=CONCATENATE(&quot;mdb-export /tmp/QBDados2.mdb &quot;;[.B45]; &quot; &gt; /tmp/waretech/&quot;; [.B45]; &quot;.csv&quot;)" office:value-type="string" office:string-value="mdb-export /tmp/QBDados2.mdb tblfuncionariocargos &gt; /tmp/waretech/tblfuncionariocargos.csv" calcext:value-type="string">
            <text:p>mdb-export /tmp/QBDados2.mdb tblfuncionariocargos &gt; /tmp/waretech/tblfuncionariocargos.csv</text:p>
          </table:table-cell>
          <table:table-cell office:value-type="string" calcext:value-type="string">
            <text:p>tblfuncionariocargos</text:p>
          </table:table-cell>
        </table:table-row>
        <table:table-row table:style-name="ro1">
          <table:table-cell table:formula="of:=CONCATENATE(&quot;mdb-export /tmp/QBDados2.mdb &quot;;[.B46]; &quot; &gt; /tmp/waretech/&quot;; [.B46]; &quot;.csv&quot;)" office:value-type="string" office:string-value="mdb-export /tmp/QBDados2.mdb tblkardex &gt; /tmp/waretech/tblkardex.csv" calcext:value-type="string">
            <text:p>mdb-export /tmp/QBDados2.mdb tblkardex &gt; /tmp/waretech/tblkardex.csv</text:p>
          </table:table-cell>
          <table:table-cell office:value-type="string" calcext:value-type="string">
            <text:p>tblkardex</text:p>
          </table:table-cell>
        </table:table-row>
        <table:table-row table:style-name="ro1">
          <table:table-cell table:formula="of:=CONCATENATE(&quot;mdb-export /tmp/QBDados2.mdb &quot;;[.B47]; &quot; &gt; /tmp/waretech/&quot;; [.B47]; &quot;.csv&quot;)" office:value-type="string" office:string-value="mdb-export /tmp/QBDados2.mdb tbllancamentosregistrossecundaria &gt; /tmp/waretech/tbllancamentosregistrossecundaria.csv" calcext:value-type="string">
            <text:p>mdb-export /tmp/QBDados2.mdb tbllancamentosregistrossecundaria &gt; /tmp/waretech/tbllancamentosregistrossecundaria.csv</text:p>
          </table:table-cell>
          <table:table-cell office:value-type="string" calcext:value-type="string">
            <text:p>tbllancamentosregistrossecundaria</text:p>
          </table:table-cell>
        </table:table-row>
        <table:table-row table:style-name="ro1">
          <table:table-cell table:formula="of:=CONCATENATE(&quot;mdb-export /tmp/QBDados2.mdb &quot;;[.B48]; &quot; &gt; /tmp/waretech/&quot;; [.B48]; &quot;.csv&quot;)" office:value-type="string" office:string-value="mdb-export /tmp/QBDados2.mdb tblmenu &gt; /tmp/waretech/tblmenu.csv" calcext:value-type="string">
            <text:p>mdb-export /tmp/QBDados2.mdb tblmenu &gt; /tmp/waretech/tblmenu.csv</text:p>
          </table:table-cell>
          <table:table-cell office:value-type="string" calcext:value-type="string">
            <text:p>tblmenu</text:p>
          </table:table-cell>
        </table:table-row>
        <table:table-row table:style-name="ro1">
          <table:table-cell table:formula="of:=CONCATENATE(&quot;mdb-export /tmp/QBDados2.mdb &quot;;[.B49]; &quot; &gt; /tmp/waretech/&quot;; [.B49]; &quot;.csv&quot;)" office:value-type="string" office:string-value="mdb-export /tmp/QBDados2.mdb tblmenusuario &gt; /tmp/waretech/tblmenusuario.csv" calcext:value-type="string">
            <text:p>mdb-export /tmp/QBDados2.mdb tblmenusuario &gt; /tmp/waretech/tblmenusuario.csv</text:p>
          </table:table-cell>
          <table:table-cell office:value-type="string" calcext:value-type="string">
            <text:p>tblmenusuario</text:p>
          </table:table-cell>
        </table:table-row>
        <table:table-row table:style-name="ro1">
          <table:table-cell table:formula="of:=CONCATENATE(&quot;mdb-export /tmp/QBDados2.mdb &quot;;[.B50]; &quot; &gt; /tmp/waretech/&quot;; [.B50]; &quot;.csv&quot;)" office:value-type="string" office:string-value="mdb-export /tmp/QBDados2.mdb tblmoedas &gt; /tmp/waretech/tblmoedas.csv" calcext:value-type="string">
            <text:p>mdb-export /tmp/QBDados2.mdb tblmoedas &gt; /tmp/waretech/tblmoedas.csv</text:p>
          </table:table-cell>
          <table:table-cell office:value-type="string" calcext:value-type="string">
            <text:p>tblmoedas</text:p>
          </table:table-cell>
        </table:table-row>
        <table:table-row table:style-name="ro1">
          <table:table-cell table:formula="of:=CONCATENATE(&quot;mdb-export /tmp/QBDados2.mdb &quot;;[.B51]; &quot; &gt; /tmp/waretech/&quot;; [.B51]; &quot;.csv&quot;)" office:value-type="string" office:string-value="mdb-export /tmp/QBDados2.mdb tblmoedascotacao &gt; /tmp/waretech/tblmoedascotacao.csv" calcext:value-type="string">
            <text:p>mdb-export /tmp/QBDados2.mdb tblmoedascotacao &gt; /tmp/waretech/tblmoedascotacao.csv</text:p>
          </table:table-cell>
          <table:table-cell office:value-type="string" calcext:value-type="string">
            <text:p>tblmoedascotacao</text:p>
          </table:table-cell>
        </table:table-row>
        <table:table-row table:style-name="ro1">
          <table:table-cell table:formula="of:=CONCATENATE(&quot;mdb-export /tmp/QBDados2.mdb &quot;;[.B52]; &quot; &gt; /tmp/waretech/&quot;; [.B52]; &quot;.csv&quot;)" office:value-type="string" office:string-value="mdb-export /tmp/QBDados2.mdb tblnatureza &gt; /tmp/waretech/tblnatureza.csv" calcext:value-type="string">
            <text:p>mdb-export /tmp/QBDados2.mdb tblnatureza &gt; /tmp/waretech/tblnatureza.csv</text:p>
          </table:table-cell>
          <table:table-cell office:value-type="string" calcext:value-type="string">
            <text:p>tblnatureza</text:p>
          </table:table-cell>
        </table:table-row>
        <table:table-row table:style-name="ro1">
          <table:table-cell table:formula="of:=CONCATENATE(&quot;mdb-export /tmp/QBDados2.mdb &quot;;[.B53]; &quot; &gt; /tmp/waretech/&quot;; [.B53]; &quot;.csv&quot;)" office:value-type="string" office:string-value="mdb-export /tmp/QBDados2.mdb tblnaturezaoperacao &gt; /tmp/waretech/tblnaturezaoperacao.csv" calcext:value-type="string">
            <text:p>mdb-export /tmp/QBDados2.mdb tblnaturezaoperacao &gt; /tmp/waretech/tblnaturezaoperacao.csv</text:p>
          </table:table-cell>
          <table:table-cell office:value-type="string" calcext:value-type="string">
            <text:p>tblnaturezaoperacao</text:p>
          </table:table-cell>
        </table:table-row>
        <table:table-row table:style-name="ro1">
          <table:table-cell table:formula="of:=CONCATENATE(&quot;mdb-export /tmp/QBDados2.mdb &quot;;[.B54]; &quot; &gt; /tmp/waretech/&quot;; [.B54]; &quot;.csv&quot;)" office:value-type="string" office:string-value="mdb-export /tmp/QBDados2.mdb tblnaturezaoperacaocodigos &gt; /tmp/waretech/tblnaturezaoperacaocodigos.csv" calcext:value-type="string">
            <text:p>mdb-export /tmp/QBDados2.mdb tblnaturezaoperacaocodigos &gt; /tmp/waretech/tblnaturezaoperacaocodigos.csv</text:p>
          </table:table-cell>
          <table:table-cell office:value-type="string" calcext:value-type="string">
            <text:p>tblnaturezaoperacaocodigos</text:p>
          </table:table-cell>
        </table:table-row>
        <table:table-row table:style-name="ro1">
          <table:table-cell table:formula="of:=CONCATENATE(&quot;mdb-export /tmp/QBDados2.mdb &quot;;[.B55]; &quot; &gt; /tmp/waretech/&quot;; [.B55]; &quot;.csv&quot;)" office:value-type="string" office:string-value="mdb-export /tmp/QBDados2.mdb tblnotasfiscais &gt; /tmp/waretech/tblnotasfiscais.csv" calcext:value-type="string">
            <text:p>mdb-export /tmp/QBDados2.mdb tblnotasfiscais &gt; /tmp/waretech/tblnotasfiscais.csv</text:p>
          </table:table-cell>
          <table:table-cell office:value-type="string" calcext:value-type="string">
            <text:p>tblnotasfiscais</text:p>
          </table:table-cell>
        </table:table-row>
        <table:table-row table:style-name="ro1">
          <table:table-cell table:formula="of:=CONCATENATE(&quot;mdb-export /tmp/QBDados2.mdb &quot;;[.B56]; &quot; &gt; /tmp/waretech/&quot;; [.B56]; &quot;.csv&quot;)" office:value-type="string" office:string-value="mdb-export /tmp/QBDados2.mdb tblnotasfiscaiscor &gt; /tmp/waretech/tblnotasfiscaiscor.csv" calcext:value-type="string">
            <text:p>mdb-export /tmp/QBDados2.mdb tblnotasfiscaiscor &gt; /tmp/waretech/tblnotasfiscaiscor.csv</text:p>
          </table:table-cell>
          <table:table-cell office:value-type="string" calcext:value-type="string">
            <text:p>tblnotasfiscaiscor</text:p>
          </table:table-cell>
        </table:table-row>
        <table:table-row table:style-name="ro1">
          <table:table-cell table:formula="of:=CONCATENATE(&quot;mdb-export /tmp/QBDados2.mdb &quot;;[.B57]; &quot; &gt; /tmp/waretech/&quot;; [.B57]; &quot;.csv&quot;)" office:value-type="string" office:string-value="mdb-export /tmp/QBDados2.mdb tblnotasfiscaiscorsub &gt; /tmp/waretech/tblnotasfiscaiscorsub.csv" calcext:value-type="string">
            <text:p>mdb-export /tmp/QBDados2.mdb tblnotasfiscaiscorsub &gt; /tmp/waretech/tblnotasfiscaiscorsub.csv</text:p>
          </table:table-cell>
          <table:table-cell office:value-type="string" calcext:value-type="string">
            <text:p>tblnotasfiscaiscorsub</text:p>
          </table:table-cell>
        </table:table-row>
        <table:table-row table:style-name="ro1">
          <table:table-cell table:formula="of:=CONCATENATE(&quot;mdb-export /tmp/QBDados2.mdb &quot;;[.B58]; &quot; &gt; /tmp/waretech/&quot;; [.B58]; &quot;.csv&quot;)" office:value-type="string" office:string-value="mdb-export /tmp/QBDados2.mdb tblnotasfiscaisform &gt; /tmp/waretech/tblnotasfiscaisform.csv" calcext:value-type="string">
            <text:p>mdb-export /tmp/QBDados2.mdb tblnotasfiscaisform &gt; /tmp/waretech/tblnotasfiscaisform.csv</text:p>
          </table:table-cell>
          <table:table-cell office:value-type="string" calcext:value-type="string">
            <text:p>tblnotasfiscaisform</text:p>
          </table:table-cell>
        </table:table-row>
        <table:table-row table:style-name="ro1">
          <table:table-cell table:formula="of:=CONCATENATE(&quot;mdb-export /tmp/QBDados2.mdb &quot;;[.B59]; &quot; &gt; /tmp/waretech/&quot;; [.B59]; &quot;.csv&quot;)" office:value-type="string" office:string-value="mdb-export /tmp/QBDados2.mdb tblnotasfiscaisnumeros &gt; /tmp/waretech/tblnotasfiscaisnumeros.csv" calcext:value-type="string">
            <text:p>mdb-export /tmp/QBDados2.mdb tblnotasfiscaisnumeros &gt; /tmp/waretech/tblnotasfiscaisnumeros.csv</text:p>
          </table:table-cell>
          <table:table-cell office:value-type="string" calcext:value-type="string">
            <text:p>tblnotasfiscaisnumeros</text:p>
          </table:table-cell>
        </table:table-row>
        <table:table-row table:style-name="ro1">
          <table:table-cell table:formula="of:=CONCATENATE(&quot;mdb-export /tmp/QBDados2.mdb &quot;;[.B60]; &quot; &gt; /tmp/waretech/&quot;; [.B60]; &quot;.csv&quot;)" office:value-type="string" office:string-value="mdb-export /tmp/QBDados2.mdb tblnumcompradel &gt; /tmp/waretech/tblnumcompradel.csv" calcext:value-type="string">
            <text:p>mdb-export /tmp/QBDados2.mdb tblnumcompradel &gt; /tmp/waretech/tblnumcompradel.csv</text:p>
          </table:table-cell>
          <table:table-cell office:value-type="string" calcext:value-type="string">
            <text:p>tblnumcompradel</text:p>
          </table:table-cell>
        </table:table-row>
        <table:table-row table:style-name="ro1">
          <table:table-cell table:formula="of:=CONCATENATE(&quot;mdb-export /tmp/QBDados2.mdb &quot;;[.B61]; &quot; &gt; /tmp/waretech/&quot;; [.B61]; &quot;.csv&quot;)" office:value-type="string" office:string-value="mdb-export /tmp/QBDados2.mdb tblnumvendadel &gt; /tmp/waretech/tblnumvendadel.csv" calcext:value-type="string">
            <text:p>mdb-export /tmp/QBDados2.mdb tblnumvendadel &gt; /tmp/waretech/tblnumvendadel.csv</text:p>
          </table:table-cell>
          <table:table-cell office:value-type="string" calcext:value-type="string">
            <text:p>tblnumvendadel</text:p>
          </table:table-cell>
        </table:table-row>
        <table:table-row table:style-name="ro1">
          <table:table-cell table:formula="of:=CONCATENATE(&quot;mdb-export /tmp/QBDados2.mdb &quot;;[.B62]; &quot; &gt; /tmp/waretech/&quot;; [.B62]; &quot;.csv&quot;)" office:value-type="string" office:string-value="mdb-export /tmp/QBDados2.mdb tblordemproducao &gt; /tmp/waretech/tblordemproducao.csv" calcext:value-type="string">
            <text:p>mdb-export /tmp/QBDados2.mdb tblordemproducao &gt; /tmp/waretech/tblordemproducao.csv</text:p>
          </table:table-cell>
          <table:table-cell office:value-type="string" calcext:value-type="string">
            <text:p>tblordemproducao</text:p>
          </table:table-cell>
        </table:table-row>
        <table:table-row table:style-name="ro1">
          <table:table-cell table:formula="of:=CONCATENATE(&quot;mdb-export /tmp/QBDados2.mdb &quot;;[.B63]; &quot; &gt; /tmp/waretech/&quot;; [.B63]; &quot;.csv&quot;)" office:value-type="string" office:string-value="mdb-export /tmp/QBDados2.mdb tblordemproducaocomponentes &gt; /tmp/waretech/tblordemproducaocomponentes.csv" calcext:value-type="string">
            <text:p>mdb-export /tmp/QBDados2.mdb tblordemproducaocomponentes &gt; /tmp/waretech/tblordemproducaocomponentes.csv</text:p>
          </table:table-cell>
          <table:table-cell office:value-type="string" calcext:value-type="string">
            <text:p>tblordemproducaocomponentes</text:p>
          </table:table-cell>
        </table:table-row>
        <table:table-row table:style-name="ro1">
          <table:table-cell table:formula="of:=CONCATENATE(&quot;mdb-export /tmp/QBDados2.mdb &quot;;[.B64]; &quot; &gt; /tmp/waretech/&quot;; [.B64]; &quot;.csv&quot;)" office:value-type="string" office:string-value="mdb-export /tmp/QBDados2.mdb tblordemproducaoexcecoes &gt; /tmp/waretech/tblordemproducaoexcecoes.csv" calcext:value-type="string">
            <text:p>mdb-export /tmp/QBDados2.mdb tblordemproducaoexcecoes &gt; /tmp/waretech/tblordemproducaoexcecoes.csv</text:p>
          </table:table-cell>
          <table:table-cell office:value-type="string" calcext:value-type="string">
            <text:p>tblordemproducaoexcecoes</text:p>
          </table:table-cell>
        </table:table-row>
        <table:table-row table:style-name="ro1">
          <table:table-cell table:formula="of:=CONCATENATE(&quot;mdb-export /tmp/QBDados2.mdb &quot;;[.B65]; &quot; &gt; /tmp/waretech/&quot;; [.B65]; &quot;.csv&quot;)" office:value-type="string" office:string-value="mdb-export /tmp/QBDados2.mdb tblordemproducaomotivo &gt; /tmp/waretech/tblordemproducaomotivo.csv" calcext:value-type="string">
            <text:p>mdb-export /tmp/QBDados2.mdb tblordemproducaomotivo &gt; /tmp/waretech/tblordemproducaomotivo.csv</text:p>
          </table:table-cell>
          <table:table-cell office:value-type="string" calcext:value-type="string">
            <text:p>tblordemproducaomotivo</text:p>
          </table:table-cell>
        </table:table-row>
        <table:table-row table:style-name="ro1">
          <table:table-cell table:formula="of:=CONCATENATE(&quot;mdb-export /tmp/QBDados2.mdb &quot;;[.B66]; &quot; &gt; /tmp/waretech/&quot;; [.B66]; &quot;.csv&quot;)" office:value-type="string" office:string-value="mdb-export /tmp/QBDados2.mdb tblpais &gt; /tmp/waretech/tblpais.csv" calcext:value-type="string">
            <text:p>mdb-export /tmp/QBDados2.mdb tblpais &gt; /tmp/waretech/tblpais.csv</text:p>
          </table:table-cell>
          <table:table-cell office:value-type="string" calcext:value-type="string">
            <text:p>tblpais</text:p>
          </table:table-cell>
        </table:table-row>
        <table:table-row table:style-name="ro1">
          <table:table-cell table:formula="of:=CONCATENATE(&quot;mdb-export /tmp/QBDados2.mdb &quot;;[.B67]; &quot; &gt; /tmp/waretech/&quot;; [.B67]; &quot;.csv&quot;)" office:value-type="string" office:string-value="mdb-export /tmp/QBDados2.mdb tblprodutos &gt; /tmp/waretech/tblprodutos.csv" calcext:value-type="string">
            <text:p>mdb-export /tmp/QBDados2.mdb tblprodutos &gt; /tmp/waretech/tblprodutos.csv</text:p>
          </table:table-cell>
          <table:table-cell office:value-type="string" calcext:value-type="string">
            <text:p>tblprodutos</text:p>
          </table:table-cell>
        </table:table-row>
        <table:table-row table:style-name="ro1">
          <table:table-cell table:formula="of:=CONCATENATE(&quot;mdb-export /tmp/QBDados2.mdb &quot;;[.B68]; &quot; &gt; /tmp/waretech/&quot;; [.B68]; &quot;.csv&quot;)" office:value-type="string" office:string-value="mdb-export /tmp/QBDados2.mdb tblprodutosassociados &gt; /tmp/waretech/tblprodutosassociados.csv" calcext:value-type="string">
            <text:p>mdb-export /tmp/QBDados2.mdb tblprodutosassociados &gt; /tmp/waretech/tblprodutosassociados.csv</text:p>
          </table:table-cell>
          <table:table-cell office:value-type="string" calcext:value-type="string">
            <text:p>tblprodutosassociados</text:p>
          </table:table-cell>
        </table:table-row>
        <table:table-row table:style-name="ro1">
          <table:table-cell table:formula="of:=CONCATENATE(&quot;mdb-export /tmp/QBDados2.mdb &quot;;[.B69]; &quot; &gt; /tmp/waretech/&quot;; [.B69]; &quot;.csv&quot;)" office:value-type="string" office:string-value="mdb-export /tmp/QBDados2.mdb tblprodutosconsignados &gt; /tmp/waretech/tblprodutosconsignados.csv" calcext:value-type="string">
            <text:p>mdb-export /tmp/QBDados2.mdb tblprodutosconsignados &gt; /tmp/waretech/tblprodutosconsignados.csv</text:p>
          </table:table-cell>
          <table:table-cell office:value-type="string" calcext:value-type="string">
            <text:p>tblprodutosconsignados</text:p>
          </table:table-cell>
        </table:table-row>
        <table:table-row table:style-name="ro1">
          <table:table-cell table:formula="of:=CONCATENATE(&quot;mdb-export /tmp/QBDados2.mdb &quot;;[.B70]; &quot; &gt; /tmp/waretech/&quot;; [.B70]; &quot;.csv&quot;)" office:value-type="string" office:string-value="mdb-export /tmp/QBDados2.mdb tblprodutosconsignadosfornecedor &gt; /tmp/waretech/tblprodutosconsignadosfornecedor.csv" calcext:value-type="string">
            <text:p>mdb-export /tmp/QBDados2.mdb tblprodutosconsignadosfornecedor &gt; /tmp/waretech/tblprodutosconsignadosfornecedor.csv</text:p>
          </table:table-cell>
          <table:table-cell office:value-type="string" calcext:value-type="string">
            <text:p>tblprodutosconsignadosfornecedor</text:p>
          </table:table-cell>
        </table:table-row>
        <table:table-row table:style-name="ro1">
          <table:table-cell table:formula="of:=CONCATENATE(&quot;mdb-export /tmp/QBDados2.mdb &quot;;[.B71]; &quot; &gt; /tmp/waretech/&quot;; [.B71]; &quot;.csv&quot;)" office:value-type="string" office:string-value="mdb-export /tmp/QBDados2.mdb tblprodutosdevolvidos &gt; /tmp/waretech/tblprodutosdevolvidos.csv" calcext:value-type="string">
            <text:p>mdb-export /tmp/QBDados2.mdb tblprodutosdevolvidos &gt; /tmp/waretech/tblprodutosdevolvidos.csv</text:p>
          </table:table-cell>
          <table:table-cell office:value-type="string" calcext:value-type="string">
            <text:p>tblprodutosdevolvidos</text:p>
          </table:table-cell>
        </table:table-row>
        <table:table-row table:style-name="ro1">
          <table:table-cell table:formula="of:=CONCATENATE(&quot;mdb-export /tmp/QBDados2.mdb &quot;;[.B72]; &quot; &gt; /tmp/waretech/&quot;; [.B72]; &quot;.csv&quot;)" office:value-type="string" office:string-value="mdb-export /tmp/QBDados2.mdb tblprodutosfornecedor &gt; /tmp/waretech/tblprodutosfornecedor.csv" calcext:value-type="string">
            <text:p>mdb-export /tmp/QBDados2.mdb tblprodutosfornecedor &gt; /tmp/waretech/tblprodutosfornecedor.csv</text:p>
          </table:table-cell>
          <table:table-cell office:value-type="string" calcext:value-type="string">
            <text:p>tblprodutosfornecedor</text:p>
          </table:table-cell>
        </table:table-row>
        <table:table-row table:style-name="ro1">
          <table:table-cell table:formula="of:=CONCATENATE(&quot;mdb-export /tmp/QBDados2.mdb &quot;;[.B73]; &quot; &gt; /tmp/waretech/&quot;; [.B73]; &quot;.csv&quot;)" office:value-type="string" office:string-value="mdb-export /tmp/QBDados2.mdb tblprodutoslinha &gt; /tmp/waretech/tblprodutoslinha.csv" calcext:value-type="string">
            <text:p>mdb-export /tmp/QBDados2.mdb tblprodutoslinha &gt; /tmp/waretech/tblprodutoslinha.csv</text:p>
          </table:table-cell>
          <table:table-cell office:value-type="string" calcext:value-type="string">
            <text:p>tblprodutoslinha</text:p>
          </table:table-cell>
        </table:table-row>
        <table:table-row table:style-name="ro1">
          <table:table-cell table:formula="of:=CONCATENATE(&quot;mdb-export /tmp/QBDados2.mdb &quot;;[.B74]; &quot; &gt; /tmp/waretech/&quot;; [.B74]; &quot;.csv&quot;)" office:value-type="string" office:string-value="mdb-export /tmp/QBDados2.mdb tblprodutoslinhacliente &gt; /tmp/waretech/tblprodutoslinhacliente.csv" calcext:value-type="string">
            <text:p>mdb-export /tmp/QBDados2.mdb tblprodutoslinhacliente &gt; /tmp/waretech/tblprodutoslinhacliente.csv</text:p>
          </table:table-cell>
          <table:table-cell office:value-type="string" calcext:value-type="string">
            <text:p>tblprodutoslinhacliente</text:p>
          </table:table-cell>
        </table:table-row>
        <table:table-row table:style-name="ro1">
          <table:table-cell table:formula="of:=CONCATENATE(&quot;mdb-export /tmp/QBDados2.mdb &quot;;[.B75]; &quot; &gt; /tmp/waretech/&quot;; [.B75]; &quot;.csv&quot;)" office:value-type="string" office:string-value="mdb-export /tmp/QBDados2.mdb tblprodutosprecocliente &gt; /tmp/waretech/tblprodutosprecocliente.csv" calcext:value-type="string">
            <text:p>mdb-export /tmp/QBDados2.mdb tblprodutosprecocliente &gt; /tmp/waretech/tblprodutosprecocliente.csv</text:p>
          </table:table-cell>
          <table:table-cell office:value-type="string" calcext:value-type="string">
            <text:p>tblprodutosprecocliente</text:p>
          </table:table-cell>
        </table:table-row>
        <table:table-row table:style-name="ro1">
          <table:table-cell table:formula="of:=CONCATENATE(&quot;mdb-export /tmp/QBDados2.mdb &quot;;[.B76]; &quot; &gt; /tmp/waretech/&quot;; [.B76]; &quot;.csv&quot;)" office:value-type="string" office:string-value="mdb-export /tmp/QBDados2.mdb tblprodutosreceita &gt; /tmp/waretech/tblprodutosreceita.csv" calcext:value-type="string">
            <text:p>mdb-export /tmp/QBDados2.mdb tblprodutosreceita &gt; /tmp/waretech/tblprodutosreceita.csv</text:p>
          </table:table-cell>
          <table:table-cell office:value-type="string" calcext:value-type="string">
            <text:p>tblprodutosreceita</text:p>
          </table:table-cell>
        </table:table-row>
        <table:table-row table:style-name="ro1">
          <table:table-cell table:formula="of:=CONCATENATE(&quot;mdb-export /tmp/QBDados2.mdb &quot;;[.B77]; &quot; &gt; /tmp/waretech/&quot;; [.B77]; &quot;.csv&quot;)" office:value-type="string" office:string-value="mdb-export /tmp/QBDados2.mdb tblpromocao &gt; /tmp/waretech/tblpromocao.csv" calcext:value-type="string">
            <text:p>mdb-export /tmp/QBDados2.mdb tblpromocao &gt; /tmp/waretech/tblpromocao.csv</text:p>
          </table:table-cell>
          <table:table-cell office:value-type="string" calcext:value-type="string">
            <text:p>tblpromocao</text:p>
          </table:table-cell>
        </table:table-row>
        <table:table-row table:style-name="ro1">
          <table:table-cell table:formula="of:=CONCATENATE(&quot;mdb-export /tmp/QBDados2.mdb &quot;;[.B78]; &quot; &gt; /tmp/waretech/&quot;; [.B78]; &quot;.csv&quot;)" office:value-type="string" office:string-value="mdb-export /tmp/QBDados2.mdb tblpromocaoprodutos &gt; /tmp/waretech/tblpromocaoprodutos.csv" calcext:value-type="string">
            <text:p>mdb-export /tmp/QBDados2.mdb tblpromocaoprodutos &gt; /tmp/waretech/tblpromocaoprodutos.csv</text:p>
          </table:table-cell>
          <table:table-cell office:value-type="string" calcext:value-type="string">
            <text:p>tblpromocaoprodutos</text:p>
          </table:table-cell>
        </table:table-row>
        <table:table-row table:style-name="ro1">
          <table:table-cell table:formula="of:=CONCATENATE(&quot;mdb-export /tmp/QBDados2.mdb &quot;;[.B79]; &quot; &gt; /tmp/waretech/&quot;; [.B79]; &quot;.csv&quot;)" office:value-type="string" office:string-value="mdb-export /tmp/QBDados2.mdb tblreceberpagar &gt; /tmp/waretech/tblreceberpagar.csv" calcext:value-type="string">
            <text:p>mdb-export /tmp/QBDados2.mdb tblreceberpagar &gt; /tmp/waretech/tblreceberpagar.csv</text:p>
          </table:table-cell>
          <table:table-cell office:value-type="string" calcext:value-type="string">
            <text:p>tblreceberpagar</text:p>
          </table:table-cell>
        </table:table-row>
        <table:table-row table:style-name="ro1">
          <table:table-cell table:formula="of:=CONCATENATE(&quot;mdb-export /tmp/QBDados2.mdb &quot;;[.B80]; &quot; &gt; /tmp/waretech/&quot;; [.B80]; &quot;.csv&quot;)" office:value-type="string" office:string-value="mdb-export /tmp/QBDados2.mdb tblreducaoicms &gt; /tmp/waretech/tblreducaoicms.csv" calcext:value-type="string">
            <text:p>mdb-export /tmp/QBDados2.mdb tblreducaoicms &gt; /tmp/waretech/tblreducaoicms.csv</text:p>
          </table:table-cell>
          <table:table-cell office:value-type="string" calcext:value-type="string">
            <text:p>tblreducaoicms</text:p>
          </table:table-cell>
        </table:table-row>
        <table:table-row table:style-name="ro1">
          <table:table-cell table:formula="of:=CONCATENATE(&quot;mdb-export /tmp/QBDados2.mdb &quot;;[.B81]; &quot; &gt; /tmp/waretech/&quot;; [.B81]; &quot;.csv&quot;)" office:value-type="string" office:string-value="mdb-export /tmp/QBDados2.mdb tblregiao &gt; /tmp/waretech/tblregiao.csv" calcext:value-type="string">
            <text:p>mdb-export /tmp/QBDados2.mdb tblregiao &gt; /tmp/waretech/tblregiao.csv</text:p>
          </table:table-cell>
          <table:table-cell office:value-type="string" calcext:value-type="string">
            <text:p>tblregiao</text:p>
          </table:table-cell>
        </table:table-row>
        <table:table-row table:style-name="ro1">
          <table:table-cell table:formula="of:=CONCATENATE(&quot;mdb-export /tmp/QBDados2.mdb &quot;;[.B82]; &quot; &gt; /tmp/waretech/&quot;; [.B82]; &quot;.csv&quot;)" office:value-type="string" office:string-value="mdb-export /tmp/QBDados2.mdb tblrelcliempresa &gt; /tmp/waretech/tblrelcliempresa.csv" calcext:value-type="string">
            <text:p>mdb-export /tmp/QBDados2.mdb tblrelcliempresa &gt; /tmp/waretech/tblrelcliempresa.csv</text:p>
          </table:table-cell>
          <table:table-cell office:value-type="string" calcext:value-type="string">
            <text:p>tblrelcliempresa</text:p>
          </table:table-cell>
        </table:table-row>
        <table:table-row table:style-name="ro1">
          <table:table-cell table:formula="of:=CONCATENATE(&quot;mdb-export /tmp/QBDados2.mdb &quot;;[.B83]; &quot; &gt; /tmp/waretech/&quot;; [.B83]; &quot;.csv&quot;)" office:value-type="string" office:string-value="mdb-export /tmp/QBDados2.mdb tblrelforempresa &gt; /tmp/waretech/tblrelforempresa.csv" calcext:value-type="string">
            <text:p>mdb-export /tmp/QBDados2.mdb tblrelforempresa &gt; /tmp/waretech/tblrelforempresa.csv</text:p>
          </table:table-cell>
          <table:table-cell office:value-type="string" calcext:value-type="string">
            <text:p>tblrelforempresa</text:p>
          </table:table-cell>
        </table:table-row>
        <table:table-row table:style-name="ro1">
          <table:table-cell table:formula="of:=CONCATENATE(&quot;mdb-export /tmp/QBDados2.mdb &quot;;[.B84]; &quot; &gt; /tmp/waretech/&quot;; [.B84]; &quot;.csv&quot;)" office:value-type="string" office:string-value="mdb-export /tmp/QBDados2.mdb tblrelfuncempresa &gt; /tmp/waretech/tblrelfuncempresa.csv" calcext:value-type="string">
            <text:p>mdb-export /tmp/QBDados2.mdb tblrelfuncempresa &gt; /tmp/waretech/tblrelfuncempresa.csv</text:p>
          </table:table-cell>
          <table:table-cell office:value-type="string" calcext:value-type="string">
            <text:p>tblrelfuncempresa</text:p>
          </table:table-cell>
        </table:table-row>
        <table:table-row table:style-name="ro1">
          <table:table-cell table:formula="of:=CONCATENATE(&quot;mdb-export /tmp/QBDados2.mdb &quot;;[.B85]; &quot; &gt; /tmp/waretech/&quot;; [.B85]; &quot;.csv&quot;)" office:value-type="string" office:string-value="mdb-export /tmp/QBDados2.mdb tblremessa &gt; /tmp/waretech/tblremessa.csv" calcext:value-type="string">
            <text:p>mdb-export /tmp/QBDados2.mdb tblremessa &gt; /tmp/waretech/tblremessa.csv</text:p>
          </table:table-cell>
          <table:table-cell office:value-type="string" calcext:value-type="string">
            <text:p>tblremessa</text:p>
          </table:table-cell>
        </table:table-row>
        <table:table-row table:style-name="ro1">
          <table:table-cell table:formula="of:=CONCATENATE(&quot;mdb-export /tmp/QBDados2.mdb &quot;;[.B86]; &quot; &gt; /tmp/waretech/&quot;; [.B86]; &quot;.csv&quot;)" office:value-type="string" office:string-value="mdb-export /tmp/QBDados2.mdb tblrptcontrole &gt; /tmp/waretech/tblrptcontrole.csv" calcext:value-type="string">
            <text:p>mdb-export /tmp/QBDados2.mdb tblrptcontrole &gt; /tmp/waretech/tblrptcontrole.csv</text:p>
          </table:table-cell>
          <table:table-cell office:value-type="string" calcext:value-type="string">
            <text:p>tblrptcontrole</text:p>
          </table:table-cell>
        </table:table-row>
        <table:table-row table:style-name="ro1">
          <table:table-cell table:formula="of:=CONCATENATE(&quot;mdb-export /tmp/QBDados2.mdb &quot;;[.B87]; &quot; &gt; /tmp/waretech/&quot;; [.B87]; &quot;.csv&quot;)" office:value-type="string" office:string-value="mdb-export /tmp/QBDados2.mdb tblservicos &gt; /tmp/waretech/tblservicos.csv" calcext:value-type="string">
            <text:p>mdb-export /tmp/QBDados2.mdb tblservicos &gt; /tmp/waretech/tblservicos.csv</text:p>
          </table:table-cell>
          <table:table-cell office:value-type="string" calcext:value-type="string">
            <text:p>tblservicos</text:p>
          </table:table-cell>
        </table:table-row>
        <table:table-row table:style-name="ro1">
          <table:table-cell table:formula="of:=CONCATENATE(&quot;mdb-export /tmp/QBDados2.mdb &quot;;[.B88]; &quot; &gt; /tmp/waretech/&quot;; [.B88]; &quot;.csv&quot;)" office:value-type="string" office:string-value="mdb-export /tmp/QBDados2.mdb tblstatus &gt; /tmp/waretech/tblstatus.csv" calcext:value-type="string">
            <text:p>mdb-export /tmp/QBDados2.mdb tblstatus &gt; /tmp/waretech/tblstatus.csv</text:p>
          </table:table-cell>
          <table:table-cell office:value-type="string" calcext:value-type="string">
            <text:p>tblstatus</text:p>
          </table:table-cell>
        </table:table-row>
        <table:table-row table:style-name="ro1">
          <table:table-cell table:formula="of:=CONCATENATE(&quot;mdb-export /tmp/QBDados2.mdb &quot;;[.B89]; &quot; &gt; /tmp/waretech/&quot;; [.B89]; &quot;.csv&quot;)" office:value-type="string" office:string-value="mdb-export /tmp/QBDados2.mdb tblsubstituicao &gt; /tmp/waretech/tblsubstituicao.csv" calcext:value-type="string">
            <text:p>mdb-export /tmp/QBDados2.mdb tblsubstituicao &gt; /tmp/waretech/tblsubstituicao.csv</text:p>
          </table:table-cell>
          <table:table-cell office:value-type="string" calcext:value-type="string">
            <text:p>tblsubstituicao</text:p>
          </table:table-cell>
        </table:table-row>
        <table:table-row table:style-name="ro1">
          <table:table-cell table:formula="of:=CONCATENATE(&quot;mdb-export /tmp/QBDados2.mdb &quot;;[.B90]; &quot; &gt; /tmp/waretech/&quot;; [.B90]; &quot;.csv&quot;)" office:value-type="string" office:string-value="mdb-export /tmp/QBDados2.mdb tbltempbalancete &gt; /tmp/waretech/tbltempbalancete.csv" calcext:value-type="string">
            <text:p>mdb-export /tmp/QBDados2.mdb tbltempbalancete &gt; /tmp/waretech/tbltempbalancete.csv</text:p>
          </table:table-cell>
          <table:table-cell office:value-type="string" calcext:value-type="string">
            <text:p>tbltempbalancete</text:p>
          </table:table-cell>
        </table:table-row>
        <table:table-row table:style-name="ro1">
          <table:table-cell table:formula="of:=CONCATENATE(&quot;mdb-export /tmp/QBDados2.mdb &quot;;[.B91]; &quot; &gt; /tmp/waretech/&quot;; [.B91]; &quot;.csv&quot;)" office:value-type="string" office:string-value="mdb-export /tmp/QBDados2.mdb tbltempdemonstrativo &gt; /tmp/waretech/tbltempdemonstrativo.csv" calcext:value-type="string">
            <text:p>mdb-export /tmp/QBDados2.mdb tbltempdemonstrativo &gt; /tmp/waretech/tbltempdemonstrativo.csv</text:p>
          </table:table-cell>
          <table:table-cell office:value-type="string" calcext:value-type="string">
            <text:p>tbltempdemonstrativo</text:p>
          </table:table-cell>
        </table:table-row>
        <table:table-row table:style-name="ro1">
          <table:table-cell table:formula="of:=CONCATENATE(&quot;mdb-export /tmp/QBDados2.mdb &quot;;[.B92]; &quot; &gt; /tmp/waretech/&quot;; [.B92]; &quot;.csv&quot;)" office:value-type="string" office:string-value="mdb-export /tmp/QBDados2.mdb tbltempdemonstrativocontaspai &gt; /tmp/waretech/tbltempdemonstrativocontaspai.csv" calcext:value-type="string">
            <text:p>mdb-export /tmp/QBDados2.mdb tbltempdemonstrativocontaspai &gt; /tmp/waretech/tbltempdemonstrativocontaspai.csv</text:p>
          </table:table-cell>
          <table:table-cell office:value-type="string" calcext:value-type="string">
            <text:p>tbltempdemonstrativocontaspai</text:p>
          </table:table-cell>
        </table:table-row>
        <table:table-row table:style-name="ro1">
          <table:table-cell table:formula="of:=CONCATENATE(&quot;mdb-export /tmp/QBDados2.mdb &quot;;[.B93]; &quot; &gt; /tmp/waretech/&quot;; [.B93]; &quot;.csv&quot;)" office:value-type="string" office:string-value="mdb-export /tmp/QBDados2.mdb tbltempdemonstrativocruzada &gt; /tmp/waretech/tbltempdemonstrativocruzada.csv" calcext:value-type="string">
            <text:p>mdb-export /tmp/QBDados2.mdb tbltempdemonstrativocruzada &gt; /tmp/waretech/tbltempdemonstrativocruzada.csv</text:p>
          </table:table-cell>
          <table:table-cell office:value-type="string" calcext:value-type="string">
            <text:p>tbltempdemonstrativocruzada</text:p>
          </table:table-cell>
        </table:table-row>
        <table:table-row table:style-name="ro1">
          <table:table-cell table:formula="of:=CONCATENATE(&quot;mdb-export /tmp/QBDados2.mdb &quot;;[.B94]; &quot; &gt; /tmp/waretech/&quot;; [.B94]; &quot;.csv&quot;)" office:value-type="string" office:string-value="mdb-export /tmp/QBDados2.mdb tbltempdevolucaoprodutos &gt; /tmp/waretech/tbltempdevolucaoprodutos.csv" calcext:value-type="string">
            <text:p>mdb-export /tmp/QBDados2.mdb tbltempdevolucaoprodutos &gt; /tmp/waretech/tbltempdevolucaoprodutos.csv</text:p>
          </table:table-cell>
          <table:table-cell office:value-type="string" calcext:value-type="string">
            <text:p>tbltempdevolucaoprodutos</text:p>
          </table:table-cell>
        </table:table-row>
        <table:table-row table:style-name="ro1">
          <table:table-cell table:formula="of:=CONCATENATE(&quot;mdb-export /tmp/QBDados2.mdb &quot;;[.B95]; &quot; &gt; /tmp/waretech/&quot;; [.B95]; &quot;.csv&quot;)" office:value-type="string" office:string-value="mdb-export /tmp/QBDados2.mdb tbltempfaturamento &gt; /tmp/waretech/tbltempfaturamento.csv" calcext:value-type="string">
            <text:p>mdb-export /tmp/QBDados2.mdb tbltempfaturamento &gt; /tmp/waretech/tbltempfaturamento.csv</text:p>
          </table:table-cell>
          <table:table-cell office:value-type="string" calcext:value-type="string">
            <text:p>tbltempfaturamento</text:p>
          </table:table-cell>
        </table:table-row>
        <table:table-row table:style-name="ro1">
          <table:table-cell table:formula="of:=CONCATENATE(&quot;mdb-export /tmp/QBDados2.mdb &quot;;[.B96]; &quot; &gt; /tmp/waretech/&quot;; [.B96]; &quot;.csv&quot;)" office:value-type="string" office:string-value="mdb-export /tmp/QBDados2.mdb tbltempjuros &gt; /tmp/waretech/tbltempjuros.csv" calcext:value-type="string">
            <text:p>mdb-export /tmp/QBDados2.mdb tbltempjuros &gt; /tmp/waretech/tbltempjuros.csv</text:p>
          </table:table-cell>
          <table:table-cell office:value-type="string" calcext:value-type="string">
            <text:p>tbltempjuros</text:p>
          </table:table-cell>
        </table:table-row>
        <table:table-row table:style-name="ro1">
          <table:table-cell table:formula="of:=CONCATENATE(&quot;mdb-export /tmp/QBDados2.mdb &quot;;[.B97]; &quot; &gt; /tmp/waretech/&quot;; [.B97]; &quot;.csv&quot;)" office:value-type="string" office:string-value="mdb-export /tmp/QBDados2.mdb tbltemplancamentosdiversos &gt; /tmp/waretech/tbltemplancamentosdiversos.csv" calcext:value-type="string">
            <text:p>mdb-export /tmp/QBDados2.mdb tbltemplancamentosdiversos &gt; /tmp/waretech/tbltemplancamentosdiversos.csv</text:p>
          </table:table-cell>
          <table:table-cell office:value-type="string" calcext:value-type="string">
            <text:p>tbltemplancamentosdiversos</text:p>
          </table:table-cell>
        </table:table-row>
        <table:table-row table:style-name="ro1">
          <table:table-cell table:formula="of:=CONCATENATE(&quot;mdb-export /tmp/QBDados2.mdb &quot;;[.B98]; &quot; &gt; /tmp/waretech/&quot;; [.B98]; &quot;.csv&quot;)" office:value-type="string" office:string-value="mdb-export /tmp/QBDados2.mdb tbltemplancreg &gt; /tmp/waretech/tbltemplancreg.csv" calcext:value-type="string">
            <text:p>mdb-export /tmp/QBDados2.mdb tbltemplancreg &gt; /tmp/waretech/tbltemplancreg.csv</text:p>
          </table:table-cell>
          <table:table-cell office:value-type="string" calcext:value-type="string">
            <text:p>tbltemplancreg</text:p>
          </table:table-cell>
        </table:table-row>
        <table:table-row table:style-name="ro1">
          <table:table-cell table:formula="of:=CONCATENATE(&quot;mdb-export /tmp/QBDados2.mdb &quot;;[.B99]; &quot; &gt; /tmp/waretech/&quot;; [.B99]; &quot;.csv&quot;)" office:value-type="string" office:string-value="mdb-export /tmp/QBDados2.mdb tbltempnfentrada &gt; /tmp/waretech/tbltempnfentrada.csv" calcext:value-type="string">
            <text:p>mdb-export /tmp/QBDados2.mdb tbltempnfentrada &gt; /tmp/waretech/tbltempnfentrada.csv</text:p>
          </table:table-cell>
          <table:table-cell office:value-type="string" calcext:value-type="string">
            <text:p>tbltempnfentrada</text:p>
          </table:table-cell>
        </table:table-row>
        <table:table-row table:style-name="ro1">
          <table:table-cell table:formula="of:=CONCATENATE(&quot;mdb-export /tmp/QBDados2.mdb &quot;;[.B100]; &quot; &gt; /tmp/waretech/&quot;; [.B100]; &quot;.csv&quot;)" office:value-type="string" office:string-value="mdb-export /tmp/QBDados2.mdb tbltempnfentradaerro &gt; /tmp/waretech/tbltempnfentradaerro.csv" calcext:value-type="string">
            <text:p>mdb-export /tmp/QBDados2.mdb tbltempnfentradaerro &gt; /tmp/waretech/tbltempnfentradaerro.csv</text:p>
          </table:table-cell>
          <table:table-cell office:value-type="string" calcext:value-type="string">
            <text:p>tbltempnfentradaerro</text:p>
          </table:table-cell>
        </table:table-row>
        <table:table-row table:style-name="ro1">
          <table:table-cell table:formula="of:=CONCATENATE(&quot;mdb-export /tmp/QBDados2.mdb &quot;;[.B101]; &quot; &gt; /tmp/waretech/&quot;; [.B101]; &quot;.csv&quot;)" office:value-type="string" office:string-value="mdb-export /tmp/QBDados2.mdb tbltempnfentradapagto &gt; /tmp/waretech/tbltempnfentradapagto.csv" calcext:value-type="string">
            <text:p>mdb-export /tmp/QBDados2.mdb tbltempnfentradapagto &gt; /tmp/waretech/tbltempnfentradapagto.csv</text:p>
          </table:table-cell>
          <table:table-cell office:value-type="string" calcext:value-type="string">
            <text:p>tbltempnfentradapagto</text:p>
          </table:table-cell>
        </table:table-row>
        <table:table-row table:style-name="ro1">
          <table:table-cell table:formula="of:=CONCATENATE(&quot;mdb-export /tmp/QBDados2.mdb &quot;;[.B102]; &quot; &gt; /tmp/waretech/&quot;; [.B102]; &quot;.csv&quot;)" office:value-type="string" office:string-value="mdb-export /tmp/QBDados2.mdb tbltempnfentradaparciais &gt; /tmp/waretech/tbltempnfentradaparciais.csv" calcext:value-type="string">
            <text:p>mdb-export /tmp/QBDados2.mdb tbltempnfentradaparciais &gt; /tmp/waretech/tbltempnfentradaparciais.csv</text:p>
          </table:table-cell>
          <table:table-cell office:value-type="string" calcext:value-type="string">
            <text:p>tbltempnfentradaparciais</text:p>
          </table:table-cell>
        </table:table-row>
        <table:table-row table:style-name="ro1">
          <table:table-cell table:formula="of:=CONCATENATE(&quot;mdb-export /tmp/QBDados2.mdb &quot;;[.B103]; &quot; &gt; /tmp/waretech/&quot;; [.B103]; &quot;.csv&quot;)" office:value-type="string" office:string-value="mdb-export /tmp/QBDados2.mdb tbltempnfentradaprod &gt; /tmp/waretech/tbltempnfentradaprod.csv" calcext:value-type="string">
            <text:p>mdb-export /tmp/QBDados2.mdb tbltempnfentradaprod &gt; /tmp/waretech/tbltempnfentradaprod.csv</text:p>
          </table:table-cell>
          <table:table-cell office:value-type="string" calcext:value-type="string">
            <text:p>tbltempnfentradaprod</text:p>
          </table:table-cell>
        </table:table-row>
        <table:table-row table:style-name="ro1">
          <table:table-cell table:formula="of:=CONCATENATE(&quot;mdb-export /tmp/QBDados2.mdb &quot;;[.B104]; &quot; &gt; /tmp/waretech/&quot;; [.B104]; &quot;.csv&quot;)" office:value-type="string" office:string-value="mdb-export /tmp/QBDados2.mdb tbltempnfentradaserv &gt; /tmp/waretech/tbltempnfentradaserv.csv" calcext:value-type="string">
            <text:p>mdb-export /tmp/QBDados2.mdb tbltempnfentradaserv &gt; /tmp/waretech/tbltempnfentradaserv.csv</text:p>
          </table:table-cell>
          <table:table-cell office:value-type="string" calcext:value-type="string">
            <text:p>tbltempnfentradaserv</text:p>
          </table:table-cell>
        </table:table-row>
        <table:table-row table:style-name="ro1">
          <table:table-cell table:formula="of:=CONCATENATE(&quot;mdb-export /tmp/QBDados2.mdb &quot;;[.B105]; &quot; &gt; /tmp/waretech/&quot;; [.B105]; &quot;.csv&quot;)" office:value-type="string" office:string-value="mdb-export /tmp/QBDados2.mdb tbltempordemproducaoexcecoes &gt; /tmp/waretech/tbltempordemproducaoexcecoes.csv" calcext:value-type="string">
            <text:p>mdb-export /tmp/QBDados2.mdb tbltempordemproducaoexcecoes &gt; /tmp/waretech/tbltempordemproducaoexcecoes.csv</text:p>
          </table:table-cell>
          <table:table-cell office:value-type="string" calcext:value-type="string">
            <text:p>tbltempordemproducaoexcecoes</text:p>
          </table:table-cell>
        </table:table-row>
        <table:table-row table:style-name="ro1">
          <table:table-cell table:formula="of:=CONCATENATE(&quot;mdb-export /tmp/QBDados2.mdb &quot;;[.B106]; &quot; &gt; /tmp/waretech/&quot;; [.B106]; &quot;.csv&quot;)" office:value-type="string" office:string-value="mdb-export /tmp/QBDados2.mdb tbltempprodutos &gt; /tmp/waretech/tbltempprodutos.csv" calcext:value-type="string">
            <text:p>mdb-export /tmp/QBDados2.mdb tbltempprodutos &gt; /tmp/waretech/tbltempprodutos.csv</text:p>
          </table:table-cell>
          <table:table-cell office:value-type="string" calcext:value-type="string">
            <text:p>tbltempprodutos</text:p>
          </table:table-cell>
        </table:table-row>
        <table:table-row table:style-name="ro1">
          <table:table-cell table:formula="of:=CONCATENATE(&quot;mdb-export /tmp/QBDados2.mdb &quot;;[.B107]; &quot; &gt; /tmp/waretech/&quot;; [.B107]; &quot;.csv&quot;)" office:value-type="string" office:string-value="mdb-export /tmp/QBDados2.mdb tbltempreceberpagarprog &gt; /tmp/waretech/tbltempreceberpagarprog.csv" calcext:value-type="string">
            <text:p>mdb-export /tmp/QBDados2.mdb tbltempreceberpagarprog &gt; /tmp/waretech/tbltempreceberpagarprog.csv</text:p>
          </table:table-cell>
          <table:table-cell office:value-type="string" calcext:value-type="string">
            <text:p>tbltempreceberpagarprog</text:p>
          </table:table-cell>
        </table:table-row>
        <table:table-row table:style-name="ro1">
          <table:table-cell table:formula="of:=CONCATENATE(&quot;mdb-export /tmp/QBDados2.mdb &quot;;[.B108]; &quot; &gt; /tmp/waretech/&quot;; [.B108]; &quot;.csv&quot;)" office:value-type="string" office:string-value="mdb-export /tmp/QBDados2.mdb tbltemprecpag &gt; /tmp/waretech/tbltemprecpag.csv" calcext:value-type="string">
            <text:p>mdb-export /tmp/QBDados2.mdb tbltemprecpag &gt; /tmp/waretech/tbltemprecpag.csv</text:p>
          </table:table-cell>
          <table:table-cell office:value-type="string" calcext:value-type="string">
            <text:p>tbltemprecpag</text:p>
          </table:table-cell>
        </table:table-row>
        <table:table-row table:style-name="ro1">
          <table:table-cell table:formula="of:=CONCATENATE(&quot;mdb-export /tmp/QBDados2.mdb &quot;;[.B109]; &quot; &gt; /tmp/waretech/&quot;; [.B109]; &quot;.csv&quot;)" office:value-type="string" office:string-value="mdb-export /tmp/QBDados2.mdb tbltempservicos &gt; /tmp/waretech/tbltempservicos.csv" calcext:value-type="string">
            <text:p>mdb-export /tmp/QBDados2.mdb tbltempservicos &gt; /tmp/waretech/tbltempservicos.csv</text:p>
          </table:table-cell>
          <table:table-cell office:value-type="string" calcext:value-type="string">
            <text:p>tbltempservicos</text:p>
          </table:table-cell>
        </table:table-row>
        <table:table-row table:style-name="ro1">
          <table:table-cell table:formula="of:=CONCATENATE(&quot;mdb-export /tmp/QBDados2.mdb &quot;;[.B110]; &quot; &gt; /tmp/waretech/&quot;; [.B110]; &quot;.csv&quot;)" office:value-type="string" office:string-value="mdb-export /tmp/QBDados2.mdb tbltemptotalbalancete &gt; /tmp/waretech/tbltemptotalbalancete.csv" calcext:value-type="string">
            <text:p>mdb-export /tmp/QBDados2.mdb tbltemptotalbalancete &gt; /tmp/waretech/tbltemptotalbalancete.csv</text:p>
          </table:table-cell>
          <table:table-cell office:value-type="string" calcext:value-type="string">
            <text:p>tbltemptotalbalancete</text:p>
          </table:table-cell>
        </table:table-row>
        <table:table-row table:style-name="ro1">
          <table:table-cell table:formula="of:=CONCATENATE(&quot;mdb-export /tmp/QBDados2.mdb &quot;;[.B111]; &quot; &gt; /tmp/waretech/&quot;; [.B111]; &quot;.csv&quot;)" office:value-type="string" office:string-value="mdb-export /tmp/QBDados2.mdb tbltipocentrocustos &gt; /tmp/waretech/tbltipocentrocustos.csv" calcext:value-type="string">
            <text:p>mdb-export /tmp/QBDados2.mdb tbltipocentrocustos &gt; /tmp/waretech/tbltipocentrocustos.csv</text:p>
          </table:table-cell>
          <table:table-cell office:value-type="string" calcext:value-type="string">
            <text:p>tbltipocentrocustos</text:p>
          </table:table-cell>
        </table:table-row>
        <table:table-row table:style-name="ro1">
          <table:table-cell table:formula="of:=CONCATENATE(&quot;mdb-export /tmp/QBDados2.mdb &quot;;[.B112]; &quot; &gt; /tmp/waretech/&quot;; [.B112]; &quot;.csv&quot;)" office:value-type="string" office:string-value="mdb-export /tmp/QBDados2.mdb tbltipodocumentocarteiras &gt; /tmp/waretech/tbltipodocumentocarteiras.csv" calcext:value-type="string">
            <text:p>mdb-export /tmp/QBDados2.mdb tbltipodocumentocarteiras &gt; /tmp/waretech/tbltipodocumentocarteiras.csv</text:p>
          </table:table-cell>
          <table:table-cell office:value-type="string" calcext:value-type="string">
            <text:p>tbltipodocumentocarteiras</text:p>
          </table:table-cell>
        </table:table-row>
        <table:table-row table:style-name="ro1">
          <table:table-cell table:formula="of:=CONCATENATE(&quot;mdb-export /tmp/QBDados2.mdb &quot;;[.B113]; &quot; &gt; /tmp/waretech/&quot;; [.B113]; &quot;.csv&quot;)" office:value-type="string" office:string-value="mdb-export /tmp/QBDados2.mdb tbltipoparticipacao &gt; /tmp/waretech/tbltipoparticipacao.csv" calcext:value-type="string">
            <text:p>mdb-export /tmp/QBDados2.mdb tbltipoparticipacao &gt; /tmp/waretech/tbltipoparticipacao.csv</text:p>
          </table:table-cell>
          <table:table-cell office:value-type="string" calcext:value-type="string">
            <text:p>tbltipoparticipacao</text:p>
          </table:table-cell>
        </table:table-row>
        <table:table-row table:style-name="ro1">
          <table:table-cell table:formula="of:=CONCATENATE(&quot;mdb-export /tmp/QBDados2.mdb &quot;;[.B114]; &quot; &gt; /tmp/waretech/&quot;; [.B114]; &quot;.csv&quot;)" office:value-type="string" office:string-value="mdb-export /tmp/QBDados2.mdb tbltipoparticipacaohistorico &gt; /tmp/waretech/tbltipoparticipacaohistorico.csv" calcext:value-type="string">
            <text:p>mdb-export /tmp/QBDados2.mdb tbltipoparticipacaohistorico &gt; /tmp/waretech/tbltipoparticipacaohistorico.csv</text:p>
          </table:table-cell>
          <table:table-cell office:value-type="string" calcext:value-type="string">
            <text:p>tbltipoparticipacaohistorico</text:p>
          </table:table-cell>
        </table:table-row>
        <table:table-row table:style-name="ro1">
          <table:table-cell table:formula="of:=CONCATENATE(&quot;mdb-export /tmp/QBDados2.mdb &quot;;[.B115]; &quot; &gt; /tmp/waretech/&quot;; [.B115]; &quot;.csv&quot;)" office:value-type="string" office:string-value="mdb-export /tmp/QBDados2.mdb tbltiporecdesp &gt; /tmp/waretech/tbltiporecdesp.csv" calcext:value-type="string">
            <text:p>mdb-export /tmp/QBDados2.mdb tbltiporecdesp &gt; /tmp/waretech/tbltiporecdesp.csv</text:p>
          </table:table-cell>
          <table:table-cell office:value-type="string" calcext:value-type="string">
            <text:p>tbltiporecdesp</text:p>
          </table:table-cell>
        </table:table-row>
        <table:table-row table:style-name="ro1">
          <table:table-cell table:formula="of:=CONCATENATE(&quot;mdb-export /tmp/QBDados2.mdb &quot;;[.B116]; &quot; &gt; /tmp/waretech/&quot;; [.B116]; &quot;.csv&quot;)" office:value-type="string" office:string-value="mdb-export /tmp/QBDados2.mdb tbltransportadora &gt; /tmp/waretech/tbltransportadora.csv" calcext:value-type="string">
            <text:p>mdb-export /tmp/QBDados2.mdb tbltransportadora &gt; /tmp/waretech/tbltransportadora.csv</text:p>
          </table:table-cell>
          <table:table-cell office:value-type="string" calcext:value-type="string">
            <text:p>tbltransportadora</text:p>
          </table:table-cell>
        </table:table-row>
        <table:table-row table:style-name="ro1">
          <table:table-cell table:formula="of:=CONCATENATE(&quot;mdb-export /tmp/QBDados2.mdb &quot;;[.B117]; &quot; &gt; /tmp/waretech/&quot;; [.B117]; &quot;.csv&quot;)" office:value-type="string" office:string-value="mdb-export /tmp/QBDados2.mdb tbltransportadoracoleta &gt; /tmp/waretech/tbltransportadoracoleta.csv" calcext:value-type="string">
            <text:p>mdb-export /tmp/QBDados2.mdb tbltransportadoracoleta &gt; /tmp/waretech/tbltransportadoracoleta.csv</text:p>
          </table:table-cell>
          <table:table-cell office:value-type="string" calcext:value-type="string">
            <text:p>tbltransportadoracoleta</text:p>
          </table:table-cell>
        </table:table-row>
        <table:table-row table:style-name="ro1">
          <table:table-cell table:formula="of:=CONCATENATE(&quot;mdb-export /tmp/QBDados2.mdb &quot;;[.B118]; &quot; &gt; /tmp/waretech/&quot;; [.B118]; &quot;.csv&quot;)" office:value-type="string" office:string-value="mdb-export /tmp/QBDados2.mdb tblundmedida &gt; /tmp/waretech/tblundmedida.csv" calcext:value-type="string">
            <text:p>mdb-export /tmp/QBDados2.mdb tblundmedida &gt; /tmp/waretech/tblundmedida.csv</text:p>
          </table:table-cell>
          <table:table-cell office:value-type="string" calcext:value-type="string">
            <text:p>tblundmedida</text:p>
          </table:table-cell>
        </table:table-row>
        <table:table-row table:style-name="ro1">
          <table:table-cell table:formula="of:=CONCATENATE(&quot;mdb-export /tmp/QBDados2.mdb &quot;;[.B119]; &quot; &gt; /tmp/waretech/&quot;; [.B119]; &quot;.csv&quot;)" office:value-type="string" office:string-value="mdb-export /tmp/QBDados2.mdb tbluser &gt; /tmp/waretech/tbluser.csv" calcext:value-type="string">
            <text:p>mdb-export /tmp/QBDados2.mdb tbluser &gt; /tmp/waretech/tbluser.csv</text:p>
          </table:table-cell>
          <table:table-cell office:value-type="string" calcext:value-type="string">
            <text:p>tbluser</text:p>
          </table:table-cell>
        </table:table-row>
        <table:table-row table:style-name="ro1">
          <table:table-cell table:formula="of:=CONCATENATE(&quot;mdb-export /tmp/QBDados2.mdb &quot;;[.B120]; &quot; &gt; /tmp/waretech/&quot;; [.B120]; &quot;.csv&quot;)" office:value-type="string" office:string-value="mdb-export /tmp/QBDados2.mdb tblvendas &gt; /tmp/waretech/tblvendas.csv" calcext:value-type="string">
            <text:p>mdb-export /tmp/QBDados2.mdb tblvendas &gt; /tmp/waretech/tblvendas.csv</text:p>
          </table:table-cell>
          <table:table-cell office:value-type="string" calcext:value-type="string">
            <text:p>tblvendas</text:p>
          </table:table-cell>
        </table:table-row>
        <table:table-row table:style-name="ro1">
          <table:table-cell table:formula="of:=CONCATENATE(&quot;mdb-export /tmp/QBDados2.mdb &quot;;[.B121]; &quot; &gt; /tmp/waretech/&quot;; [.B121]; &quot;.csv&quot;)" office:value-type="string" office:string-value="mdb-export /tmp/QBDados2.mdb tblvendasconsig &gt; /tmp/waretech/tblvendasconsig.csv" calcext:value-type="string">
            <text:p>mdb-export /tmp/QBDados2.mdb tblvendasconsig &gt; /tmp/waretech/tblvendasconsig.csv</text:p>
          </table:table-cell>
          <table:table-cell office:value-type="string" calcext:value-type="string">
            <text:p>tblvendasconsig</text:p>
          </table:table-cell>
        </table:table-row>
        <table:table-row table:style-name="ro1">
          <table:table-cell table:formula="of:=CONCATENATE(&quot;mdb-export /tmp/QBDados2.mdb &quot;;[.B122]; &quot; &gt; /tmp/waretech/&quot;; [.B122]; &quot;.csv&quot;)" office:value-type="string" office:string-value="mdb-export /tmp/QBDados2.mdb tblvendasdatas &gt; /tmp/waretech/tblvendasdatas.csv" calcext:value-type="string">
            <text:p>mdb-export /tmp/QBDados2.mdb tblvendasdatas &gt; /tmp/waretech/tblvendasdatas.csv</text:p>
          </table:table-cell>
          <table:table-cell office:value-type="string" calcext:value-type="string">
            <text:p>tblvendasdatas</text:p>
          </table:table-cell>
        </table:table-row>
        <table:table-row table:style-name="ro1">
          <table:table-cell table:formula="of:=CONCATENATE(&quot;mdb-export /tmp/QBDados2.mdb &quot;;[.B123]; &quot; &gt; /tmp/waretech/&quot;; [.B123]; &quot;.csv&quot;)" office:value-type="string" office:string-value="mdb-export /tmp/QBDados2.mdb tblvendasdevolvidas &gt; /tmp/waretech/tblvendasdevolvidas.csv" calcext:value-type="string">
            <text:p>mdb-export /tmp/QBDados2.mdb tblvendasdevolvidas &gt; /tmp/waretech/tblvendasdevolvidas.csv</text:p>
          </table:table-cell>
          <table:table-cell office:value-type="string" calcext:value-type="string">
            <text:p>tblvendasdevolvidas</text:p>
          </table:table-cell>
        </table:table-row>
        <table:table-row table:style-name="ro1">
          <table:table-cell table:formula="of:=CONCATENATE(&quot;mdb-export /tmp/QBDados2.mdb &quot;;[.B124]; &quot; &gt; /tmp/waretech/&quot;; [.B124]; &quot;.csv&quot;)" office:value-type="string" office:string-value="mdb-export /tmp/QBDados2.mdb tblvendasfatmateriais &gt; /tmp/waretech/tblvendasfatmateriais.csv" calcext:value-type="string">
            <text:p>mdb-export /tmp/QBDados2.mdb tblvendasfatmateriais &gt; /tmp/waretech/tblvendasfatmateriais.csv</text:p>
          </table:table-cell>
          <table:table-cell office:value-type="string" calcext:value-type="string">
            <text:p>tblvendasfatmateriais</text:p>
          </table:table-cell>
        </table:table-row>
        <table:table-row table:style-name="ro1">
          <table:table-cell table:formula="of:=CONCATENATE(&quot;mdb-export /tmp/QBDados2.mdb &quot;;[.B125]; &quot; &gt; /tmp/waretech/&quot;; [.B125]; &quot;.csv&quot;)" office:value-type="string" office:string-value="mdb-export /tmp/QBDados2.mdb tblvendasfatprod &gt; /tmp/waretech/tblvendasfatprod.csv" calcext:value-type="string">
            <text:p>mdb-export /tmp/QBDados2.mdb tblvendasfatprod &gt; /tmp/waretech/tblvendasfatprod.csv</text:p>
          </table:table-cell>
          <table:table-cell office:value-type="string" calcext:value-type="string">
            <text:p>tblvendasfatprod</text:p>
          </table:table-cell>
        </table:table-row>
        <table:table-row table:style-name="ro1">
          <table:table-cell table:formula="of:=CONCATENATE(&quot;mdb-export /tmp/QBDados2.mdb &quot;;[.B126]; &quot; &gt; /tmp/waretech/&quot;; [.B126]; &quot;.csv&quot;)" office:value-type="string" office:string-value="mdb-export /tmp/QBDados2.mdb tblvendasfaturadas &gt; /tmp/waretech/tblvendasfaturadas.csv" calcext:value-type="string">
            <text:p>mdb-export /tmp/QBDados2.mdb tblvendasfaturadas &gt; /tmp/waretech/tblvendasfaturadas.csv</text:p>
          </table:table-cell>
          <table:table-cell office:value-type="string" calcext:value-type="string">
            <text:p>tblvendasfaturadas</text:p>
          </table:table-cell>
        </table:table-row>
        <table:table-row table:style-name="ro1">
          <table:table-cell table:formula="of:=CONCATENATE(&quot;mdb-export /tmp/QBDados2.mdb &quot;;[.B127]; &quot; &gt; /tmp/waretech/&quot;; [.B127]; &quot;.csv&quot;)" office:value-type="string" office:string-value="mdb-export /tmp/QBDados2.mdb tblvendaspdv &gt; /tmp/waretech/tblvendaspdv.csv" calcext:value-type="string">
            <text:p>mdb-export /tmp/QBDados2.mdb tblvendaspdv &gt; /tmp/waretech/tblvendaspdv.csv</text:p>
          </table:table-cell>
          <table:table-cell office:value-type="string" calcext:value-type="string">
            <text:p>tblvendaspdv</text:p>
          </table:table-cell>
        </table:table-row>
        <table:table-row table:style-name="ro1">
          <table:table-cell table:formula="of:=CONCATENATE(&quot;mdb-export /tmp/QBDados2.mdb &quot;;[.B128]; &quot; &gt; /tmp/waretech/&quot;; [.B128]; &quot;.csv&quot;)" office:value-type="string" office:string-value="mdb-export /tmp/QBDados2.mdb tblvendasprodutos &gt; /tmp/waretech/tblvendasprodutos.csv" calcext:value-type="string">
            <text:p>mdb-export /tmp/QBDados2.mdb tblvendasprodutos &gt; /tmp/waretech/tblvendasprodutos.csv</text:p>
          </table:table-cell>
          <table:table-cell office:value-type="string" calcext:value-type="string">
            <text:p>tblvendasprodutos</text:p>
          </table:table-cell>
        </table:table-row>
        <table:table-row table:style-name="ro1">
          <table:table-cell table:formula="of:=CONCATENATE(&quot;mdb-export /tmp/QBDados2.mdb &quot;;[.B129]; &quot; &gt; /tmp/waretech/&quot;; [.B129]; &quot;.csv&quot;)" office:value-type="string" office:string-value="mdb-export /tmp/QBDados2.mdb tblvendasservicos &gt; /tmp/waretech/tblvendasservicos.csv" calcext:value-type="string">
            <text:p>mdb-export /tmp/QBDados2.mdb tblvendasservicos &gt; /tmp/waretech/tblvendasservicos.csv</text:p>
          </table:table-cell>
          <table:table-cell office:value-type="string" calcext:value-type="string">
            <text:p>tblvendasservicos</text:p>
          </table:table-cell>
        </table:table-row>
        <table:table-row table:style-name="ro1">
          <table:table-cell table:formula="of:=CONCATENATE(&quot;mdb-export /tmp/QBDados2.mdb &quot;;[.B130]; &quot; &gt; /tmp/waretech/&quot;; [.B130]; &quot;.csv&quot;)" office:value-type="string" office:string-value="mdb-export /tmp/QBDados2.mdb tblvendedor &gt; /tmp/waretech/tblvendedor.csv" calcext:value-type="string">
            <text:p>mdb-export /tmp/QBDados2.mdb tblvendedor &gt; /tmp/waretech/tblvendedor.csv</text:p>
          </table:table-cell>
          <table:table-cell office:value-type="string" calcext:value-type="string">
            <text:p>tblvendedor</text:p>
          </table:table-cell>
        </table:table-row>
        <table:table-row table:style-name="ro1">
          <table:table-cell table:formula="of:=CONCATENATE(&quot;mdb-export /tmp/QBDados2.mdb &quot;;[.B131]; &quot; &gt; /tmp/waretech/&quot;; [.B131]; &quot;.csv&quot;)" office:value-type="string" office:string-value="mdb-export /tmp/QBDados2.mdb tblweb &gt; /tmp/waretech/tblweb.csv" calcext:value-type="string">
            <text:p>mdb-export /tmp/QBDados2.mdb tblweb &gt; /tmp/waretech/tblweb.csv</text:p>
          </table:table-cell>
          <table:table-cell office:value-type="string" calcext:value-type="string">
            <text:p>tblweb</text:p>
          </table:table-cell>
        </table:table-row>
        <table:table-row table:style-name="ro1">
          <table:table-cell table:formula="of:=CONCATENATE(&quot;mdb-export /tmp/QBDados2.mdb &quot;;[.B132]; &quot; &gt; /tmp/waretech/&quot;; [.B132]; &quot;.csv&quot;)" office:value-type="string" office:string-value="mdb-export /tmp/QBDados2.mdb tempreceberprodserv &gt; /tmp/waretech/tempreceberprodserv.csv" calcext:value-type="string">
            <text:p>mdb-export /tmp/QBDados2.mdb tempreceberprodserv &gt; /tmp/waretech/tempreceberprodserv.csv</text:p>
          </table:table-cell>
          <table:table-cell office:value-type="string" calcext:value-type="string">
            <text:p>tempreceberprodserv</text:p>
          </table:table-cell>
        </table:table-row>
        <table:table-row table:style-name="ro1">
          <table:table-cell table:formula="of:=CONCATENATE(&quot;mdb-export /tmp/QBDados2.mdb &quot;;[.B133]; &quot; &gt; /tmp/waretech/&quot;; [.B133]; &quot;.csv&quot;)" office:value-type="string" office:string-value="mdb-export /tmp/QBDados2.mdb usyscontrol &gt; /tmp/waretech/usyscontrol.csv" calcext:value-type="string">
            <text:p>mdb-export /tmp/QBDados2.mdb usyscontrol &gt; /tmp/waretech/usyscontrol.csv</text:p>
          </table:table-cell>
          <table:table-cell office:value-type="string" calcext:value-type="string">
            <text:p>usyscontrol</text:p>
          </table:table-cell>
        </table:table-row>
        <table:table-row table:style-name="ro1">
          <table:table-cell table:formula="of:=CONCATENATE(&quot;mdb-export /tmp/QBDados2.mdb &quot;;[.B134]; &quot; &gt; /tmp/waretech/&quot;; [.B134]; &quot;.csv&quot;)" office:value-type="string" office:string-value="mdb-export /tmp/QBDados2.mdb usyscontrolador &gt; /tmp/waretech/usyscontrolador.csv" calcext:value-type="string">
            <text:p>mdb-export /tmp/QBDados2.mdb usyscontrolador &gt; /tmp/waretech/usyscontrolador.csv</text:p>
          </table:table-cell>
          <table:table-cell office:value-type="string" calcext:value-type="string">
            <text:p>usyscontrolador</text:p>
          </table:table-cell>
        </table:table-row>
        <table:table-row table:style-name="ro1">
          <table:table-cell table:formula="of:=CONCATENATE(&quot;mdb-export /tmp/QBDados2.mdb &quot;;[.B135]; &quot; &gt; /tmp/waretech/&quot;; [.B135]; &quot;.csv&quot;)" office:value-type="string" office:string-value="mdb-export /tmp/QBDados2.mdb usysmaq &gt; /tmp/waretech/usysmaq.csv" calcext:value-type="string">
            <text:p>mdb-export /tmp/QBDados2.mdb usysmaq &gt; /tmp/waretech/usysmaq.csv</text:p>
          </table:table-cell>
          <table:table-cell office:value-type="string" calcext:value-type="string">
            <text:p>usysmaq</text:p>
          </table:table-cell>
        </table:table-row>
        <table:table-row table:style-name="ro1">
          <table:table-cell table:formula="of:=CONCATENATE(&quot;mdb-export /tmp/QBDados2.mdb &quot;;[.B136]; &quot; &gt; /tmp/waretech/&quot;; [.B136]; &quot;.csv&quot;)" office:value-type="string" office:string-value="mdb-export /tmp/QBDados2.mdb usysnet &gt; /tmp/waretech/usysnet.csv" calcext:value-type="string">
            <text:p>mdb-export /tmp/QBDados2.mdb usysnet &gt; /tmp/waretech/usysnet.csv</text:p>
          </table:table-cell>
          <table:table-cell office:value-type="string" calcext:value-type="string">
            <text:p>usysnet</text:p>
          </table:table-cell>
        </table:table-row>
        <table:table-row table:style-name="ro1">
          <table:table-cell table:formula="of:=CONCATENATE(&quot;mdb-export /tmp/QBDados2.mdb &quot;;[.B137]; &quot; &gt; /tmp/waretech/&quot;; [.B137]; &quot;.csv&quot;)" office:value-type="string" office:string-value="mdb-export /tmp/QBDados2.mdb tblatveconomica &gt; /tmp/waretech/tblatveconomica.csv" calcext:value-type="string">
            <text:p>mdb-export /tmp/QBDados2.mdb tblatveconomica &gt; /tmp/waretech/tblatveconomica.csv</text:p>
          </table:table-cell>
          <table:table-cell office:value-type="string" calcext:value-type="string">
            <text:p>tblatveconomica</text:p>
          </table:table-cell>
        </table:table-row>
        <table:table-row table:style-name="ro1">
          <table:table-cell table:formula="of:=CONCATENATE(&quot;mdb-export /tmp/QBDados2.mdb &quot;;[.B138]; &quot; &gt; /tmp/waretech/&quot;; [.B138]; &quot;.csv&quot;)" office:value-type="string" office:string-value="mdb-export /tmp/QBDados2.mdb tblclassfiscal &gt; /tmp/waretech/tblclassfiscal.csv" calcext:value-type="string">
            <text:p>mdb-export /tmp/QBDados2.mdb tblclassfiscal &gt; /tmp/waretech/tblclassfiscal.csv</text:p>
          </table:table-cell>
          <table:table-cell office:value-type="string" calcext:value-type="string">
            <text:p>tblclassfiscal</text:p>
          </table:table-cell>
        </table:table-row>
        <table:table-row table:style-name="ro1">
          <table:table-cell table:formula="of:=CONCATENATE(&quot;mdb-export /tmp/QBDados2.mdb &quot;;[.B139]; &quot; &gt; /tmp/waretech/&quot;; [.B139]; &quot;.csv&quot;)" office:value-type="string" office:string-value="mdb-export /tmp/QBDados2.mdb tblcompranotaerro &gt; /tmp/waretech/tblcompranotaerro.csv" calcext:value-type="string">
            <text:p>mdb-export /tmp/QBDados2.mdb tblcompranotaerro &gt; /tmp/waretech/tblcompranotaerro.csv</text:p>
          </table:table-cell>
          <table:table-cell office:value-type="string" calcext:value-type="string">
            <text:p>tblcompranotaerro</text:p>
          </table:table-cell>
        </table:table-row>
        <table:table-row table:style-name="ro1">
          <table:table-cell table:formula="of:=CONCATENATE(&quot;mdb-export /tmp/QBDados2.mdb &quot;;[.B140]; &quot; &gt; /tmp/waretech/&quot;; [.B140]; &quot;.csv&quot;)" office:value-type="string" office:string-value="mdb-export /tmp/QBDados2.mdb tblcomprasprodutos_di &gt; /tmp/waretech/tblcomprasprodutos_di.csv" calcext:value-type="string">
            <text:p>mdb-export /tmp/QBDados2.mdb tblcomprasprodutos_di &gt; /tmp/waretech/tblcomprasprodutos_di.csv</text:p>
          </table:table-cell>
          <table:table-cell office:value-type="string" calcext:value-type="string">
            <text:p>tblcomprasprodutos_di</text:p>
          </table:table-cell>
        </table:table-row>
        <table:table-row table:style-name="ro1">
          <table:table-cell table:formula="of:=CONCATENATE(&quot;mdb-export /tmp/QBDados2.mdb &quot;;[.B141]; &quot; &gt; /tmp/waretech/&quot;; [.B141]; &quot;.csv&quot;)" office:value-type="string" office:string-value="mdb-export /tmp/QBDados2.mdb tblempresaimpostos &gt; /tmp/waretech/tblempresaimpostos.csv" calcext:value-type="string">
            <text:p>mdb-export /tmp/QBDados2.mdb tblempresaimpostos &gt; /tmp/waretech/tblempresaimpostos.csv</text:p>
          </table:table-cell>
          <table:table-cell office:value-type="string" calcext:value-type="string">
            <text:p>tblempresaimpostos</text:p>
          </table:table-cell>
        </table:table-row>
        <table:table-row table:style-name="ro1">
          <table:table-cell table:formula="of:=CONCATENATE(&quot;mdb-export /tmp/QBDados2.mdb &quot;;[.B142]; &quot; &gt; /tmp/waretech/&quot;; [.B142]; &quot;.csv&quot;)" office:value-type="string" office:string-value="mdb-export /tmp/QBDados2.mdb tbllancamentosregistros &gt; /tmp/waretech/tbllancamentosregistros.csv" calcext:value-type="string">
            <text:p>mdb-export /tmp/QBDados2.mdb tbllancamentosregistros &gt; /tmp/waretech/tbllancamentosregistros.csv</text:p>
          </table:table-cell>
          <table:table-cell office:value-type="string" calcext:value-type="string">
            <text:p>tbllancamentosregistros</text:p>
          </table:table-cell>
        </table:table-row>
        <table:table-row table:style-name="ro1">
          <table:table-cell table:formula="of:=CONCATENATE(&quot;mdb-export /tmp/QBDados2.mdb &quot;;[.B143]; &quot; &gt; /tmp/waretech/&quot;; [.B143]; &quot;.csv&quot;)" office:value-type="string" office:string-value="mdb-export /tmp/QBDados2.mdb tblnaturezaoperacaodefault &gt; /tmp/waretech/tblnaturezaoperacaodefault.csv" calcext:value-type="string">
            <text:p>mdb-export /tmp/QBDados2.mdb tblnaturezaoperacaodefault &gt; /tmp/waretech/tblnaturezaoperacaodefault.csv</text:p>
          </table:table-cell>
          <table:table-cell office:value-type="string" calcext:value-type="string">
            <text:p>tblnaturezaoperacaodefault</text:p>
          </table:table-cell>
        </table:table-row>
        <table:table-row table:style-name="ro1">
          <table:table-cell table:formula="of:=CONCATENATE(&quot;mdb-export /tmp/QBDados2.mdb &quot;;[.B144]; &quot; &gt; /tmp/waretech/&quot;; [.B144]; &quot;.csv&quot;)" office:value-type="string" office:string-value="mdb-export /tmp/QBDados2.mdb tblnumopdel &gt; /tmp/waretech/tblnumopdel.csv" calcext:value-type="string">
            <text:p>mdb-export /tmp/QBDados2.mdb tblnumopdel &gt; /tmp/waretech/tblnumopdel.csv</text:p>
          </table:table-cell>
          <table:table-cell office:value-type="string" calcext:value-type="string">
            <text:p>tblnumopdel</text:p>
          </table:table-cell>
        </table:table-row>
        <table:table-row table:style-name="ro1">
          <table:table-cell table:formula="of:=CONCATENATE(&quot;mdb-export /tmp/QBDados2.mdb &quot;;[.B145]; &quot; &gt; /tmp/waretech/&quot;; [.B145]; &quot;.csv&quot;)" office:value-type="string" office:string-value="mdb-export /tmp/QBDados2.mdb tblparametro &gt; /tmp/waretech/tblparametro.csv" calcext:value-type="string">
            <text:p>mdb-export /tmp/QBDados2.mdb tblparametro &gt; /tmp/waretech/tblparametro.csv</text:p>
          </table:table-cell>
          <table:table-cell office:value-type="string" calcext:value-type="string">
            <text:p>tblparametro</text:p>
          </table:table-cell>
        </table:table-row>
        <table:table-row table:style-name="ro1">
          <table:table-cell table:formula="of:=CONCATENATE(&quot;mdb-export /tmp/QBDados2.mdb &quot;;[.B146]; &quot; &gt; /tmp/waretech/&quot;; [.B146]; &quot;.csv&quot;)" office:value-type="string" office:string-value="mdb-export /tmp/QBDados2.mdb tblprodutosestoque &gt; /tmp/waretech/tblprodutosestoque.csv" calcext:value-type="string">
            <text:p>mdb-export /tmp/QBDados2.mdb tblprodutosestoque &gt; /tmp/waretech/tblprodutosestoque.csv</text:p>
          </table:table-cell>
          <table:table-cell office:value-type="string" calcext:value-type="string">
            <text:p>tblprodutosestoque</text:p>
          </table:table-cell>
        </table:table-row>
        <table:table-row table:style-name="ro1">
          <table:table-cell table:formula="of:=CONCATENATE(&quot;mdb-export /tmp/QBDados2.mdb &quot;;[.B147]; &quot; &gt; /tmp/waretech/&quot;; [.B147]; &quot;.csv&quot;)" office:value-type="string" office:string-value="mdb-export /tmp/QBDados2.mdb tblpropostaparametrizada &gt; /tmp/waretech/tblpropostaparametrizada.csv" calcext:value-type="string">
            <text:p>mdb-export /tmp/QBDados2.mdb tblpropostaparametrizada &gt; /tmp/waretech/tblpropostaparametrizada.csv</text:p>
          </table:table-cell>
          <table:table-cell office:value-type="string" calcext:value-type="string">
            <text:p>tblpropostaparametrizada</text:p>
          </table:table-cell>
        </table:table-row>
        <table:table-row table:style-name="ro1">
          <table:table-cell table:formula="of:=CONCATENATE(&quot;mdb-export /tmp/QBDados2.mdb &quot;;[.B148]; &quot; &gt; /tmp/waretech/&quot;; [.B148]; &quot;.csv&quot;)" office:value-type="string" office:string-value="mdb-export /tmp/QBDados2.mdb tblremessaprodutos &gt; /tmp/waretech/tblremessaprodutos.csv" calcext:value-type="string">
            <text:p>mdb-export /tmp/QBDados2.mdb tblremessaprodutos &gt; /tmp/waretech/tblremessaprodutos.csv</text:p>
          </table:table-cell>
          <table:table-cell office:value-type="string" calcext:value-type="string">
            <text:p>tblremessaprodutos</text:p>
          </table:table-cell>
        </table:table-row>
        <table:table-row table:style-name="ro1">
          <table:table-cell table:formula="of:=CONCATENATE(&quot;mdb-export /tmp/QBDados2.mdb &quot;;[.B149]; &quot; &gt; /tmp/waretech/&quot;; [.B149]; &quot;.csv&quot;)" office:value-type="string" office:string-value="mdb-export /tmp/QBDados2.mdb tbltemplancamento &gt; /tmp/waretech/tbltemplancamento.csv" calcext:value-type="string">
            <text:p>mdb-export /tmp/QBDados2.mdb tbltemplancamento &gt; /tmp/waretech/tbltemplancamento.csv</text:p>
          </table:table-cell>
          <table:table-cell office:value-type="string" calcext:value-type="string">
            <text:p>tbltemplancamento</text:p>
          </table:table-cell>
        </table:table-row>
        <table:table-row table:style-name="ro1">
          <table:table-cell table:formula="of:=CONCATENATE(&quot;mdb-export /tmp/QBDados2.mdb &quot;;[.B150]; &quot; &gt; /tmp/waretech/&quot;; [.B150]; &quot;.csv&quot;)" office:value-type="string" office:string-value="mdb-export /tmp/QBDados2.mdb tbltempnfentradarelacaoconsig &gt; /tmp/waretech/tbltempnfentradarelacaoconsig.csv" calcext:value-type="string">
            <text:p>mdb-export /tmp/QBDados2.mdb tbltempnfentradarelacaoconsig &gt; /tmp/waretech/tbltempnfentradarelacaoconsig.csv</text:p>
          </table:table-cell>
          <table:table-cell office:value-type="string" calcext:value-type="string">
            <text:p>tbltempnfentradarelacaoconsig</text:p>
          </table:table-cell>
        </table:table-row>
        <table:table-row table:style-name="ro1">
          <table:table-cell table:formula="of:=CONCATENATE(&quot;mdb-export /tmp/QBDados2.mdb &quot;;[.B151]; &quot; &gt; /tmp/waretech/&quot;; [.B151]; &quot;.csv&quot;)" office:value-type="string" office:string-value="mdb-export /tmp/QBDados2.mdb tbltipodocumento &gt; /tmp/waretech/tbltipodocumento.csv" calcext:value-type="string">
            <text:p>mdb-export /tmp/QBDados2.mdb tbltipodocumento &gt; /tmp/waretech/tbltipodocumento.csv</text:p>
          </table:table-cell>
          <table:table-cell office:value-type="string" calcext:value-type="string">
            <text:p>tbltipodocumento</text:p>
          </table:table-cell>
        </table:table-row>
        <table:table-row table:style-name="ro1">
          <table:table-cell table:formula="of:=CONCATENATE(&quot;mdb-export /tmp/QBDados2.mdb &quot;;[.B152]; &quot; &gt; /tmp/waretech/&quot;; [.B152]; &quot;.csv&quot;)" office:value-type="string" office:string-value="mdb-export /tmp/QBDados2.mdb tbltransportadoracontatos &gt; /tmp/waretech/tbltransportadoracontatos.csv" calcext:value-type="string">
            <text:p>mdb-export /tmp/QBDados2.mdb tbltransportadoracontatos &gt; /tmp/waretech/tbltransportadoracontatos.csv</text:p>
          </table:table-cell>
          <table:table-cell office:value-type="string" calcext:value-type="string">
            <text:p>tbltransportadoracontatos</text:p>
          </table:table-cell>
        </table:table-row>
        <table:table-row table:style-name="ro1">
          <table:table-cell table:formula="of:=CONCATENATE(&quot;mdb-export /tmp/QBDados2.mdb &quot;;[.B153]; &quot; &gt; /tmp/waretech/&quot;; [.B153]; &quot;.csv&quot;)" office:value-type="string" office:string-value="mdb-export /tmp/QBDados2.mdb tblvendasfatserv &gt; /tmp/waretech/tblvendasfatserv.csv" calcext:value-type="string">
            <text:p>mdb-export /tmp/QBDados2.mdb tblvendasfatserv &gt; /tmp/waretech/tblvendasfatserv.csv</text:p>
          </table:table-cell>
          <table:table-cell office:value-type="string" calcext:value-type="string">
            <text:p>tblvendasfatser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ábio Almeida</meta:initial-creator>
    <meta:creation-date>2015-08-05T08:39:17.655995111</meta:creation-date>
    <dc:date>2015-08-05T08:44:45.298418759</dc:date>
    <dc:creator>Fábio Almeida</dc:creator>
    <meta:editing-duration>PT5M27S</meta:editing-duration>
    <meta:editing-cycles>1</meta:editing-cycles>
    <meta:document-statistic meta:table-count="1" meta:cell-count="306" meta:object-count="0"/>
    <meta:generator>LibreOffice/4.4.4.3$Linux_X86_64 LibreOffice_project/40m0$Build-3</meta:generator>
  </office:meta>
</office:document-meta>
</file>